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878cm"/>
    </style:style>
    <style:style style:name="co3" style:family="table-column">
      <style:table-column-properties fo:break-before="auto" style:column-width="3.096cm"/>
    </style:style>
    <style:style style:name="co4" style:family="table-column">
      <style:table-column-properties fo:break-before="auto" style:column-width="2.736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2.958cm"/>
    </style:style>
    <style:style style:name="co7" style:family="table-column">
      <style:table-column-properties fo:break-before="auto" style:column-width="3.842cm"/>
    </style:style>
    <style:style style:name="co8" style:family="table-column">
      <style:table-column-properties fo:break-before="auto" style:column-width="1.169cm"/>
    </style:style>
    <style:style style:name="co9" style:family="table-column">
      <style:table-column-properties fo:break-before="auto" style:column-width="10.2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cm" fo:break-before="auto" style:use-optimal-row-height="fals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1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1" fo:font-size="10pt" style:font-size-asian="10pt" style:font-size-complex="10pt"/>
    </style:style>
    <style:style style:name="ce3" style:family="table-cell" style:parent-style-name="Default">
      <style:text-properties style:font-name="Arial1" fo:font-size="10pt" style:text-underline-style="none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style:font-name="Arial1" fo:font-size="10pt" style:text-underline-style="none" style:font-size-asian="10pt" style:font-size-complex="10pt"/>
    </style:style>
    <style:style style:name="ce5" style:family="table-cell" style:parent-style-name="Default">
      <style:text-properties style:font-name="Arial1" fo:font-size="10pt" style:text-underline-style="none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font-name="Arial1" fo:font-size="10pt" fo:language="zxx" fo:country="none" style:text-underline-style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8" style:family="table-cell" style:parent-style-name="Default" style:data-style-name="N107">
      <style:text-properties style:font-name="Arial1" fo:font-size="10pt" style:text-underline-style="none" style:font-size-asian="10pt" style:font-size-complex="10pt"/>
    </style:style>
    <style:style style:name="ce9" style:family="table-cell" style:parent-style-name="Default" style:data-style-name="N107">
      <style:text-properties style:font-name="Arial1" fo:font-size="10pt" style:text-underline-style="none" fo:font-weight="normal" style:font-size-asian="10pt" style:font-weight-asian="normal" style:font-size-complex="10pt" style:font-weight-complex="normal"/>
    </style:style>
    <style:style style:name="ce10" style:family="table-cell" style:parent-style-name="Default" style:data-style-name="N107">
      <style:text-properties style:font-name="Arial1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07">
      <style:text-properties style:font-name="Arial1" fo:font-size="10pt" style:font-size-asian="10pt" style:font-size-complex="10pt"/>
    </style:style>
  </office:automatic-styles>
  <office:body>
    <office:spreadsheet>
      <table:table table:name="Tabelle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1011" table:default-cell-style-name="ce2"/>
        <table:table-row table:style-name="ro1">
          <table:table-cell table:style-name="ce1" office:value-type="string" calcext:value-type="string" table:number-columns-spanned="9" table:number-rows-spanned="1">
            <text:p>BOM Monorail</text:p>
          </table:table-cell>
          <table:covered-table-cell table:number-columns-repeated="8"/>
          <table:table-cell table:number-columns-repeated="3"/>
          <table:table-cell office:value-type="string" calcext:value-type="string">
            <text:p>Wegertseder Shop-Code: 645646-36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roduktname</text:p>
          </table:table-cell>
          <table:table-cell table:style-name="ce3" office:value-type="string" calcext:value-type="string">
            <text:p>Bezeichnung</text:p>
          </table:table-cell>
          <table:table-cell table:style-name="ce3" office:value-type="string" calcext:value-type="string">
            <text:p>Abmessung</text:p>
          </table:table-cell>
          <table:table-cell table:style-name="ce3" office:value-type="string" calcext:value-type="string">
            <text:p>Stck/Gebinde</text:p>
          </table:table-cell>
          <table:table-cell table:style-name="ce3" office:value-type="string" calcext:value-type="string">
            <text:p>benötigte Menge</text:p>
          </table:table-cell>
          <table:table-cell table:style-name="ce3" office:value-type="string" calcext:value-type="string">
            <text:p>Gebindepreis</text:p>
          </table:table-cell>
          <table:table-cell table:style-name="ce3" office:value-type="string" calcext:value-type="string">
            <text:p>Einzelpreis</text:p>
          </table:table-cell>
          <table:table-cell table:style-name="ce3" office:value-type="string" calcext:value-type="string">
            <text:p>Gesamtpreis</text:p>
          </table:table-cell>
          <table:table-cell table:style-name="ce3" office:value-type="string" calcext:value-type="string">
            <text:p>Gebindemenge</text:p>
          </table:table-cell>
          <table:table-cell table:style-name="ce3" office:value-type="string" calcext:value-type="string">
            <text:p>Gebindegesamtpreis</text:p>
          </table:table-cell>
          <table:table-cell table:style-name="ce3" office:value-type="string" calcext:value-type="string">
            <text:p>alternativ shop mögl</text:p>
          </table:table-cell>
          <table:table-cell table:style-name="ce3" office:value-type="string" calcext:value-type="string">
            <text:p>ShopLink</text:p>
          </table:table-cell>
          <table:table-cell table:style-name="ce3" office:value-type="string" calcext:value-type="string">
            <text:p>Datenblatt</text:p>
          </table:table-cell>
          <table:table-cell table:style-name="ce3" office:value-type="string" calcext:value-type="string">
            <text:p>Anzahl übrig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Laufräder</text:p>
          </table:table-cell>
          <table:table-cell table:style-name="ce4" office:value-type="string" calcext:value-type="string">
            <text:p>Kugellager</text:p>
          </table:table-cell>
          <table:table-cell table:style-name="ce4" office:value-type="string" calcext:value-type="string">
            <text:p>FAG Rillenkugellager 626-2Z</text:p>
          </table:table-cell>
          <table:table-cell table:style-name="ce7" office:value-type="string" calcext:value-type="string">
            <text:p>6x19x6 mm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8" office:value-type="currency" office:currency="EUR" office:value="3.29" calcext:value-type="currency">
            <text:p>3,29 €</text:p>
          </table:table-cell>
          <table:table-cell table:style-name="ce8" table:formula="of:=[.G4]/[.E4]" office:value-type="currency" office:currency="EUR" office:value="3.29" calcext:value-type="currency">
            <text:p>3,29 €</text:p>
          </table:table-cell>
          <table:table-cell table:style-name="ce8" table:formula="of:=[.H4]*[.F4]" office:value-type="currency" office:currency="EUR" office:value="32.9" calcext:value-type="currency">
            <text:p>32,90 €</text:p>
          </table:table-cell>
          <table:table-cell table:style-name="ce4" table:formula="of:=IF([.F4]&lt;[.E4];1;[.F4]/[.E4])" office:value-type="float" office:value="10" calcext:value-type="float">
            <text:p>10</text:p>
          </table:table-cell>
          <table:table-cell table:style-name="ce8" table:formula="of:=IF([.H4]=&quot;&quot;;&quot;&quot;;[.J4]*[.G4])" office:value-type="currency" office:currency="EUR" office:value="32.9" calcext:value-type="currency">
            <text:p>32,90 €</text:p>
          </table:table-cell>
          <table:table-cell table:style-name="ce4" office:value-type="string" calcext:value-type="string">
            <text:p>nein</text:p>
          </table:table-cell>
          <table:table-cell table:style-name="ce4" office:value-type="string" calcext:value-type="string">
            <text:p>https://zahnriemen24.de/artikel_FAG-Rillenkugellager-626-2Z-6x19x6-mm__16_6_193</text:p>
          </table:table-cell>
          <table:table-cell table:style-name="ce4"/>
          <table:table-cell table:style-name="ce4" table:formula="of:=([.J4]*[.E4])-[.F4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Radachse</text:p>
          </table:table-cell>
          <table:table-cell table:style-name="ce4" office:value-type="string" calcext:value-type="string">
            <text:p>Schraube</text:p>
          </table:table-cell>
          <table:table-cell table:style-name="ce4" office:value-type="string" calcext:value-type="string">
            <text:p>Zylinderschraube mit Innensechskant DIN 912</text:p>
          </table:table-cell>
          <table:table-cell table:style-name="ce4" office:value-type="string" calcext:value-type="string">
            <text:p>6x25mm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2" calcext:value-type="float">
            <text:p>12</text:p>
          </table:table-cell>
          <table:table-cell table:style-name="ce8" office:value-type="currency" office:currency="EUR" office:value="2.45" calcext:value-type="currency">
            <text:p>2,45 €</text:p>
          </table:table-cell>
          <table:table-cell table:style-name="ce8" table:formula="of:=IF([.G5]=&quot;&quot;;&quot;&quot;;[.G5]/[.E5])" office:value-type="currency" office:currency="EUR" office:value="0.1225" calcext:value-type="currency">
            <text:p>0,12 €</text:p>
          </table:table-cell>
          <table:table-cell table:style-name="ce8" table:formula="of:=IF([.H5]=&quot;&quot;;&quot;&quot;;[.H5]*[.F5])" office:value-type="currency" office:currency="EUR" office:value="1.47" calcext:value-type="currency">
            <text:p>1,47 €</text:p>
          </table:table-cell>
          <table:table-cell table:style-name="ce4" table:formula="of:=IF([.F5]&lt;[.E5];1;[.F5]/[.E5])" office:value-type="float" office:value="1" calcext:value-type="float">
            <text:p>1</text:p>
          </table:table-cell>
          <table:table-cell table:style-name="ce8" table:formula="of:=IF([.H5]=&quot;&quot;;&quot;&quot;;[.J5]*[.G5])" office:value-type="currency" office:currency="EUR" office:value="2.45" calcext:value-type="currency">
            <text:p>2,45 €</text:p>
          </table:table-cell>
          <table:table-cell table:style-name="ce4" office:value-type="string" calcext:value-type="string">
            <text:p>ja</text:p>
          </table:table-cell>
          <table:table-cell table:style-name="ce6" office:value-type="string" calcext:value-type="string">
            <text:p>Wegertseder 2534-430</text:p>
          </table:table-cell>
          <table:table-cell table:style-name="ce4"/>
          <table:table-cell table:style-name="ce4" table:formula="of:=([.J5]*[.E5])-[.F5]" office:value-type="float" office:value="8" calcext:value-type="float">
            <text:p>8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Kupplung</text:p>
          </table:table-cell>
          <table:table-cell table:style-name="ce4" office:value-type="string" calcext:value-type="string">
            <text:p>Schraube</text:p>
          </table:table-cell>
          <table:table-cell table:style-name="ce4" office:value-type="string" calcext:value-type="string">
            <text:p>Zylinderschraube mit Innensechskant DIN 912</text:p>
          </table:table-cell>
          <table:table-cell table:style-name="ce4" office:value-type="string" calcext:value-type="string">
            <text:p>6x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2" calcext:value-type="float">
            <text:p>12</text:p>
          </table:table-cell>
          <table:table-cell table:style-name="ce8" office:value-type="currency" office:currency="EUR" office:value="2.57" calcext:value-type="currency">
            <text:p>2,57 €</text:p>
          </table:table-cell>
          <table:table-cell table:style-name="ce8" table:formula="of:=IF([.G6]=&quot;&quot;;&quot;&quot;;[.G6]/[.E6])" office:value-type="currency" office:currency="EUR" office:value="0.1285" calcext:value-type="currency">
            <text:p>0,13 €</text:p>
          </table:table-cell>
          <table:table-cell table:style-name="ce8" table:formula="of:=IF([.H6]=&quot;&quot;;&quot;&quot;;[.H6]*[.F6])" office:value-type="currency" office:currency="EUR" office:value="1.542" calcext:value-type="currency">
            <text:p>1,54 €</text:p>
          </table:table-cell>
          <table:table-cell table:style-name="ce4" table:formula="of:=IF([.F6]&lt;[.E6];1;[.F6]/[.E6])" office:value-type="float" office:value="1" calcext:value-type="float">
            <text:p>1</text:p>
          </table:table-cell>
          <table:table-cell table:style-name="ce8" table:formula="of:=IF([.H6]=&quot;&quot;;&quot;&quot;;[.J6]*[.G6])" office:value-type="currency" office:currency="EUR" office:value="2.57" calcext:value-type="currency">
            <text:p>2,57 €</text:p>
          </table:table-cell>
          <table:table-cell table:style-name="ce4" office:value-type="string" calcext:value-type="string">
            <text:p>ja</text:p>
          </table:table-cell>
          <table:table-cell table:style-name="ce6" office:value-type="string" calcext:value-type="string">
            <text:p>Wegertseder 2534-430</text:p>
          </table:table-cell>
          <table:table-cell table:style-name="ce4"/>
          <table:table-cell table:style-name="ce4" table:formula="of:==IF([.H6]=&quot;&quot;;&quot;&quot;;(([.J6]*[.E6])-[.F6]))" office:value-type="float" office:value="8" calcext:value-type="float">
            <text:p>8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Verbindungschraube</text:p>
          </table:table-cell>
          <table:table-cell table:style-name="ce4" office:value-type="string" calcext:value-type="string">
            <text:p>Schraube</text:p>
          </table:table-cell>
          <table:table-cell table:style-name="ce4" office:value-type="string" calcext:value-type="string">
            <text:p><text:s/>DIN 912 M6x 30</text:p>
          </table:table-cell>
          <table:table-cell table:style-name="ce4" office:value-type="string" calcext:value-type="string">
            <text:p>6x3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currency" office:currency="EUR" office:value="2.45" calcext:value-type="currency">
            <text:p>2,45 €</text:p>
          </table:table-cell>
          <table:table-cell table:style-name="ce8" table:formula="of:=IF([.G7]=&quot;&quot;;&quot;&quot;;[.G7]/[.E7])" office:value-type="currency" office:currency="EUR" office:value="0.1225" calcext:value-type="currency">
            <text:p>0,12 €</text:p>
          </table:table-cell>
          <table:table-cell table:style-name="ce8" table:formula="of:=IF([.H7]=&quot;&quot;;&quot;&quot;;[.H7]*[.F7])" office:value-type="currency" office:currency="EUR" office:value="0.1225" calcext:value-type="currency">
            <text:p>0,12 €</text:p>
          </table:table-cell>
          <table:table-cell table:style-name="ce4" table:formula="of:=IF([.I7]=&quot;&quot;;&quot;&quot;;IF([.F7]&lt;[.E7];1;[.F7]/[.E7]))" office:value-type="float" office:value="1" calcext:value-type="float">
            <text:p>1</text:p>
          </table:table-cell>
          <table:table-cell table:style-name="ce8" table:formula="of:=IF([.H7]=&quot;&quot;;&quot;&quot;;[.J7]*[.G7])" office:value-type="currency" office:currency="EUR" office:value="2.45" calcext:value-type="currency">
            <text:p>2,45 €</text:p>
          </table:table-cell>
          <table:table-cell table:style-name="ce4" office:value-type="string" calcext:value-type="string">
            <text:p>ja</text:p>
          </table:table-cell>
          <table:table-cell table:style-name="ce6" office:value-type="string" calcext:value-type="string">
            <text:p>Wegertseder 2534-432</text:p>
          </table:table-cell>
          <table:table-cell table:style-name="ce4"/>
          <table:table-cell table:style-name="ce4" table:formula="of:==IF([.H7]=&quot;&quot;;&quot;&quot;;(([.J7]*[.E7])-[.F7]))" office:value-type="float" office:value="19" calcext:value-type="float">
            <text:p>19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U-scheiben radlager</text:p>
          </table:table-cell>
          <table:table-cell table:style-name="ce4" office:value-type="string" calcext:value-type="string">
            <text:p>U-scheibe</text:p>
          </table:table-cell>
          <table:table-cell table:style-name="ce4" office:value-type="string" calcext:value-type="string">
            <text:p>DIN125 M6 U-Scheibe</text:p>
          </table:table-cell>
          <table:table-cell table:style-name="ce4" office:value-type="string" calcext:value-type="string">
            <text:p>12x1,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6" calcext:value-type="float">
            <text:p>36</text:p>
          </table:table-cell>
          <table:table-cell table:style-name="ce8" office:value-type="currency" office:currency="EUR" office:value="2.21" calcext:value-type="currency">
            <text:p>2,21 €</text:p>
          </table:table-cell>
          <table:table-cell table:style-name="ce8" table:formula="of:=IF([.G8]=&quot;&quot;;&quot;&quot;;[.G8]/[.E8])" office:value-type="currency" office:currency="EUR" office:value="0.0221" calcext:value-type="currency">
            <text:p>0,02 €</text:p>
          </table:table-cell>
          <table:table-cell table:style-name="ce8" table:formula="of:=IF([.H8]=&quot;&quot;;&quot;&quot;;[.H8]*[.F8])" office:value-type="currency" office:currency="EUR" office:value="0.7956" calcext:value-type="currency">
            <text:p>0,80 €</text:p>
          </table:table-cell>
          <table:table-cell table:style-name="ce4" table:formula="of:=IF([.I8]=&quot;&quot;;&quot;&quot;;IF([.F8]&lt;[.E8];1;[.F8]/[.E8]))" office:value-type="float" office:value="1" calcext:value-type="float">
            <text:p>1</text:p>
          </table:table-cell>
          <table:table-cell table:style-name="ce8" table:formula="of:=IF([.H8]=&quot;&quot;;&quot;&quot;;[.J8]*[.G8])" office:value-type="currency" office:currency="EUR" office:value="2.21" calcext:value-type="currency">
            <text:p>2,21 €</text:p>
          </table:table-cell>
          <table:table-cell table:style-name="ce4" office:value-type="string" calcext:value-type="string">
            <text:p>ja</text:p>
          </table:table-cell>
          <table:table-cell table:style-name="ce6" office:value-type="string" calcext:value-type="string">
            <text:p>Wegertseder 1498-302</text:p>
          </table:table-cell>
          <table:table-cell table:style-name="ce4"/>
          <table:table-cell table:style-name="ce4" table:formula="of:==IF([.H8]=&quot;&quot;;&quot;&quot;;(([.J8]*[.E8])-[.F8]))" office:value-type="float" office:value="64" calcext:value-type="float">
            <text:p>64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Radmutter</text:p>
          </table:table-cell>
          <table:table-cell table:style-name="ce4" office:value-type="string" calcext:value-type="string">
            <text:p>Mutter M6</text:p>
          </table:table-cell>
          <table:table-cell table:style-name="ce6" office:value-type="string" calcext:value-type="string">
            <text:p>Selbstsichernde Mutter DIN 985 A2 M6</text:p>
          </table:table-cell>
          <table:table-cell table:style-name="ce4" office:value-type="string" calcext:value-type="string">
            <text:p>11,05x6m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2" calcext:value-type="float">
            <text:p>12</text:p>
          </table:table-cell>
          <table:table-cell table:style-name="ce8" office:value-type="currency" office:currency="EUR" office:value="3.47" calcext:value-type="currency">
            <text:p>3,47 €</text:p>
          </table:table-cell>
          <table:table-cell table:style-name="ce8" table:formula="of:=IF([.G9]=&quot;&quot;;&quot;&quot;;[.G9]/[.E9])" office:value-type="currency" office:currency="EUR" office:value="0.0347" calcext:value-type="currency">
            <text:p>0,03 €</text:p>
          </table:table-cell>
          <table:table-cell table:style-name="ce8" table:formula="of:=IF([.H9]=&quot;&quot;;&quot;&quot;;[.H9]*[.F9])" office:value-type="currency" office:currency="EUR" office:value="0.4164" calcext:value-type="currency">
            <text:p>0,42 €</text:p>
          </table:table-cell>
          <table:table-cell table:style-name="ce4" table:formula="of:=IF([.I9]=&quot;&quot;;&quot;&quot;;IF([.F9]&lt;[.E9];1;[.F9]/[.E9]))" office:value-type="float" office:value="1" calcext:value-type="float">
            <text:p>1</text:p>
          </table:table-cell>
          <table:table-cell table:style-name="ce8" table:formula="of:=IF([.H9]=&quot;&quot;;&quot;&quot;;[.J9]*[.G9])" office:value-type="currency" office:currency="EUR" office:value="3.47" calcext:value-type="currency">
            <text:p>3,47 €</text:p>
          </table:table-cell>
          <table:table-cell table:style-name="ce4" office:value-type="string" calcext:value-type="string">
            <text:p>ja</text:p>
          </table:table-cell>
          <table:table-cell table:style-name="ce6" office:value-type="string" calcext:value-type="string">
            <text:p>Wegertseder 3346-238</text:p>
          </table:table-cell>
          <table:table-cell table:style-name="ce4"/>
          <table:table-cell table:style-name="ce4" table:formula="of:==IF([.H9]=&quot;&quot;;&quot;&quot;;(([.J9]*[.E9])-[.F9]))" office:value-type="float" office:value="88" calcext:value-type="float">
            <text:p>88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Motor</text:p>
          </table:table-cell>
          <table:table-cell table:style-name="ce4" office:value-type="string" calcext:value-type="string">
            <text:p>NEMA17</text:p>
          </table:table-cell>
          <table:table-cell table:style-name="ce4" office:value-type="string" calcext:value-type="string">
            <text:p>NEMA 17</text:p>
          </table:table-cell>
          <table:table-cell table:style-name="ce4" table:number-columns-repeated="3"/>
          <table:table-cell table:style-name="ce8" table:number-columns-repeated="3"/>
          <table:table-cell table:style-name="ce4"/>
          <table:table-cell table:style-name="ce8"/>
          <table:table-cell table:style-name="ce4"/>
          <table:table-cell table:style-name="ce6" table:number-columns-repeated="2"/>
          <table:table-cell table:style-name="ce4" table:formula="of:==IF([.H10]=&quot;&quot;;&quot;&quot;;(([.J10]*[.E10])-[.F10]))">
            <text:p/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Motormutter</text:p>
          </table:table-cell>
          <table:table-cell table:style-name="ce4" office:value-type="string" calcext:value-type="string">
            <text:p>Mutter</text:p>
          </table:table-cell>
          <table:table-cell table:style-name="ce4" office:value-type="string" calcext:value-type="string">
            <text:p>DIN125 M3 U-Scheibe</text:p>
          </table:table-cell>
          <table:table-cell table:style-name="ce4"/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0" calcext:value-type="float">
            <text:p>10</text:p>
          </table:table-cell>
          <table:table-cell table:style-name="ce8" office:value-type="currency" office:currency="EUR" office:value="2.14" calcext:value-type="currency">
            <text:p>2,14 €</text:p>
          </table:table-cell>
          <table:table-cell table:style-name="ce8" table:formula="of:=IF([.G11]=&quot;&quot;;&quot;&quot;;[.G11]/[.E11])" office:value-type="currency" office:currency="EUR" office:value="0.0107" calcext:value-type="currency">
            <text:p>0,01 €</text:p>
          </table:table-cell>
          <table:table-cell table:style-name="ce8" table:formula="of:=IF([.H11]=&quot;&quot;;&quot;&quot;;[.H11]*[.F11])" office:value-type="currency" office:currency="EUR" office:value="0.107" calcext:value-type="currency">
            <text:p>0,11 €</text:p>
          </table:table-cell>
          <table:table-cell table:style-name="ce4" table:formula="of:=IF([.I11]=&quot;&quot;;&quot;&quot;;IF([.F11]&lt;[.E11];1;[.F11]/[.E11]))" office:value-type="float" office:value="1" calcext:value-type="float">
            <text:p>1</text:p>
          </table:table-cell>
          <table:table-cell table:style-name="ce8" table:formula="of:=IF([.H11]=&quot;&quot;;&quot;&quot;;[.J11]*[.G11])" office:value-type="currency" office:currency="EUR" office:value="2.14" calcext:value-type="currency">
            <text:p>2,14 €</text:p>
          </table:table-cell>
          <table:table-cell table:style-name="ce4" office:value-type="string" calcext:value-type="string">
            <text:p>ja</text:p>
          </table:table-cell>
          <table:table-cell table:style-name="ce6" office:value-type="string" calcext:value-type="string">
            <text:p>Wegertseder 1498-294</text:p>
          </table:table-cell>
          <table:table-cell table:style-name="ce6"/>
          <table:table-cell table:style-name="ce4" table:formula="of:==IF([.H11]=&quot;&quot;;&quot;&quot;;(([.J11]*[.E11])-[.F11]))" office:value-type="float" office:value="190" calcext:value-type="float">
            <text:p>190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Motorschrauben</text:p>
          </table:table-cell>
          <table:table-cell table:style-name="ce4" office:value-type="string" calcext:value-type="string">
            <text:p>M3x10</text:p>
          </table:table-cell>
          <table:table-cell table:style-name="ce4" office:value-type="string" calcext:value-type="string">
            <text:p>DIN 6912 M3X10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6" calcext:value-type="float">
            <text:p>6</text:p>
          </table:table-cell>
          <table:table-cell table:style-name="ce8" office:value-type="currency" office:currency="EUR" office:value="1.84" calcext:value-type="currency">
            <text:p>1,84 €</text:p>
          </table:table-cell>
          <table:table-cell table:style-name="ce8" table:formula="of:=IF([.G12]=&quot;&quot;;&quot;&quot;;[.G12]/[.E12])" office:value-type="currency" office:currency="EUR" office:value="0.0736" calcext:value-type="currency">
            <text:p>0,07 €</text:p>
          </table:table-cell>
          <table:table-cell table:style-name="ce8" table:formula="of:=IF([.H12]=&quot;&quot;;&quot;&quot;;[.H12]*[.F12])" office:value-type="currency" office:currency="EUR" office:value="0.4416" calcext:value-type="currency">
            <text:p>0,44 €</text:p>
          </table:table-cell>
          <table:table-cell table:style-name="ce4" table:formula="of:=IF([.I12]=&quot;&quot;;&quot;&quot;;IF([.F12]&lt;[.E12];1;[.F12]/[.E12]))" office:value-type="float" office:value="1" calcext:value-type="float">
            <text:p>1</text:p>
          </table:table-cell>
          <table:table-cell table:style-name="ce8" table:formula="of:=IF([.H12]=&quot;&quot;;&quot;&quot;;[.J12]*[.G12])" office:value-type="currency" office:currency="EUR" office:value="1.84" calcext:value-type="currency">
            <text:p>1,84 €</text:p>
          </table:table-cell>
          <table:table-cell table:style-name="ce4" office:value-type="string" calcext:value-type="string">
            <text:p>ja</text:p>
          </table:table-cell>
          <table:table-cell table:style-name="ce6" office:value-type="string" calcext:value-type="string">
            <text:p>Wegertseder 2534-280</text:p>
          </table:table-cell>
          <table:table-cell table:style-name="ce4"/>
          <table:table-cell table:style-name="ce4" table:formula="of:==IF([.H12]=&quot;&quot;;&quot;&quot;;(([.J12]*[.E12])-[.F12]))" office:value-type="float" office:value="19" calcext:value-type="float">
            <text:p>19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IR-Sensor-Schraube</text:p>
          </table:table-cell>
          <table:table-cell table:style-name="ce4" office:value-type="string" calcext:value-type="string">
            <text:p>M3x30</text:p>
          </table:table-cell>
          <table:table-cell table:style-name="ce4" office:value-type="string" calcext:value-type="string">
            <text:p>DIN912 M3 30mm</text:p>
          </table:table-cell>
          <table:table-cell table:style-name="ce4" office:value-type="string" calcext:value-type="string">
            <text:p>M3x3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" calcext:value-type="float">
            <text:p>4</text:p>
          </table:table-cell>
          <table:table-cell table:style-name="ce8" office:value-type="currency" office:currency="EUR" office:value="3.14" calcext:value-type="currency">
            <text:p>3,14 €</text:p>
          </table:table-cell>
          <table:table-cell table:style-name="ce8" table:formula="of:=IF([.G13]=&quot;&quot;;&quot;&quot;;[.G13]/[.E13])" office:value-type="currency" office:currency="EUR" office:value="0.1256" calcext:value-type="currency">
            <text:p>0,13 €</text:p>
          </table:table-cell>
          <table:table-cell table:style-name="ce8" table:formula="of:=IF([.H13]=&quot;&quot;;&quot;&quot;;[.H13]*[.F13])" office:value-type="currency" office:currency="EUR" office:value="0.5024" calcext:value-type="currency">
            <text:p>0,50 €</text:p>
          </table:table-cell>
          <table:table-cell table:style-name="ce4" table:formula="of:=IF([.I13]=&quot;&quot;;&quot;&quot;;IF([.F13]&lt;[.E13];1;[.F13]/[.E13]))" office:value-type="float" office:value="1" calcext:value-type="float">
            <text:p>1</text:p>
          </table:table-cell>
          <table:table-cell table:style-name="ce8" table:formula="of:=IF([.H13]=&quot;&quot;;&quot;&quot;;[.J13]*[.G13])" office:value-type="currency" office:currency="EUR" office:value="3.14" calcext:value-type="currency">
            <text:p>3,14 €</text:p>
          </table:table-cell>
          <table:table-cell table:style-name="ce4" office:value-type="string" calcext:value-type="string">
            <text:p>ja</text:p>
          </table:table-cell>
          <table:table-cell table:style-name="ce6" office:value-type="string" calcext:value-type="string">
            <text:p>Wegertseder 2534-296</text:p>
          </table:table-cell>
          <table:table-cell table:style-name="ce4"/>
          <table:table-cell table:style-name="ce4" table:formula="of:==IF([.H13]=&quot;&quot;;&quot;&quot;;(([.J13]*[.E13])-[.F13]))" office:value-type="float" office:value="21" calcext:value-type="float">
            <text:p>21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IR-Sensor-Mutter</text:p>
          </table:table-cell>
          <table:table-cell table:style-name="ce4" office:value-type="string" calcext:value-type="string">
            <text:p>M3</text:p>
          </table:table-cell>
          <table:table-cell table:style-name="ce4" office:value-type="string" calcext:value-type="string">
            <text:p>DIN985 A2 M3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" calcext:value-type="float">
            <text:p>4</text:p>
          </table:table-cell>
          <table:table-cell table:style-name="ce8" office:value-type="currency" office:currency="EUR" office:value="3.45" calcext:value-type="currency">
            <text:p>3,45 €</text:p>
          </table:table-cell>
          <table:table-cell table:style-name="ce8" table:formula="of:=IF([.G14]=&quot;&quot;;&quot;&quot;;[.G14]/[.E14])" office:value-type="currency" office:currency="EUR" office:value="0.0345" calcext:value-type="currency">
            <text:p>0,03 €</text:p>
          </table:table-cell>
          <table:table-cell table:style-name="ce8" table:formula="of:=IF([.H14]=&quot;&quot;;&quot;&quot;;[.H14]*[.F14])" office:value-type="currency" office:currency="EUR" office:value="0.138" calcext:value-type="currency">
            <text:p>0,14 €</text:p>
          </table:table-cell>
          <table:table-cell table:style-name="ce4" table:formula="of:=IF([.I14]=&quot;&quot;;&quot;&quot;;IF([.F14]&lt;[.E14];1;[.F14]/[.E14]))" office:value-type="float" office:value="1" calcext:value-type="float">
            <text:p>1</text:p>
          </table:table-cell>
          <table:table-cell table:style-name="ce8" table:formula="of:=IF([.H14]=&quot;&quot;;&quot;&quot;;[.J14]*[.G14])" office:value-type="currency" office:currency="EUR" office:value="3.45" calcext:value-type="currency">
            <text:p>3,45 €</text:p>
          </table:table-cell>
          <table:table-cell table:style-name="ce4" office:value-type="string" calcext:value-type="string">
            <text:p>ja</text:p>
          </table:table-cell>
          <table:table-cell table:style-name="ce6" office:value-type="string" calcext:value-type="string">
            <text:p>Wegertseder 3346-232</text:p>
          </table:table-cell>
          <table:table-cell table:style-name="ce4"/>
          <table:table-cell table:style-name="ce4" table:formula="of:==IF([.H14]=&quot;&quot;;&quot;&quot;;(([.J14]*[.E14])-[.F14]))" office:value-type="float" office:value="96" calcext:value-type="float">
            <text:p>96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Antriebslager</text:p>
          </table:table-cell>
          <table:table-cell table:style-name="ce4" office:value-type="string" calcext:value-type="string">
            <text:p>Kugellager</text:p>
          </table:table-cell>
          <table:table-cell table:style-name="ce6" office:value-type="string" calcext:value-type="string">
            <text:p>FAG Rillenkugellager 625-2Z (5x16x5 mm)</text:p>
          </table:table-cell>
          <table:table-cell table:style-name="ce4" office:value-type="string" calcext:value-type="string">
            <text:p>5x16x5 mm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8" office:value-type="currency" office:currency="EUR" office:value="3.39" calcext:value-type="currency">
            <text:p>3,39 €</text:p>
          </table:table-cell>
          <table:table-cell table:style-name="ce8" table:formula="of:=IF([.G15]=&quot;&quot;;&quot;&quot;;[.G15]/[.E15])" office:value-type="currency" office:currency="EUR" office:value="3.39" calcext:value-type="currency">
            <text:p>3,39 €</text:p>
          </table:table-cell>
          <table:table-cell table:style-name="ce8" table:formula="of:=IF([.H15]=&quot;&quot;;&quot;&quot;;[.H15]*[.F15])" office:value-type="currency" office:currency="EUR" office:value="20.34" calcext:value-type="currency">
            <text:p>20,34 €</text:p>
          </table:table-cell>
          <table:table-cell table:style-name="ce4" table:formula="of:=IF([.I15]=&quot;&quot;;&quot;&quot;;IF([.F15]&lt;[.E15];1;[.F15]/[.E15]))" office:value-type="float" office:value="6" calcext:value-type="float">
            <text:p>6</text:p>
          </table:table-cell>
          <table:table-cell table:style-name="ce8" table:formula="of:=IF([.H15]=&quot;&quot;;&quot;&quot;;[.J15]*[.G15])" office:value-type="currency" office:currency="EUR" office:value="20.34" calcext:value-type="currency">
            <text:p>20,34 €</text:p>
          </table:table-cell>
          <table:table-cell table:style-name="ce4" office:value-type="string" calcext:value-type="string">
            <text:p>nein</text:p>
          </table:table-cell>
          <table:table-cell table:style-name="ce4" office:value-type="string" calcext:value-type="string">
            <text:p>https://zahnriemen24.de/artikel_FAG-Rillenkugellager-625-2Z-5x16x5-mm__16_6_191</text:p>
          </table:table-cell>
          <table:table-cell table:style-name="ce4"/>
          <table:table-cell table:style-name="ce4" table:formula="of:==IF([.H15]=&quot;&quot;;&quot;&quot;;(([.J15]*[.E15])-[.F15]))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Antriebsachse</text:p>
          </table:table-cell>
          <table:table-cell table:style-name="ce4" office:value-type="string" calcext:value-type="string">
            <text:p>Metallstange</text:p>
          </table:table-cell>
          <table:table-cell table:style-name="ce4" office:value-type="string" calcext:value-type="string">
            <text:p>Metallstange 5mm Durchmesser, 95mm länge</text:p>
          </table:table-cell>
          <table:table-cell table:style-name="ce4" office:value-type="string" calcext:value-type="string">
            <text:p>5x95mm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8"/>
          <table:table-cell table:style-name="ce4" table:formula="of:=IF([.G16]=&quot;&quot;;&quot;&quot;;[.G16]/[.E16])">
            <text:p/>
          </table:table-cell>
          <table:table-cell table:style-name="ce4" table:formula="of:=IF([.H16]=&quot;&quot;;&quot;&quot;;[.H16]*[.F16])">
            <text:p/>
          </table:table-cell>
          <table:table-cell table:style-name="ce4" table:formula="of:=IF([.I16]=&quot;&quot;;&quot;&quot;;IF([.F16]&lt;[.E16];1;[.F16]/[.E16]))">
            <text:p/>
          </table:table-cell>
          <table:table-cell table:style-name="ce4" table:formula="of:=IF([.H16]=&quot;&quot;;&quot;&quot;;[.J16]*[.G16])">
            <text:p/>
          </table:table-cell>
          <table:table-cell table:style-name="ce4"/>
          <table:table-cell table:style-name="ce4" office:value-type="string" calcext:value-type="string">
            <text:p>Qshell</text:p>
          </table:table-cell>
          <table:table-cell table:style-name="ce4"/>
          <table:table-cell table:style-name="ce4" table:formula="of:==IF([.H16]=&quot;&quot;;&quot;&quot;;(([.J16]*[.E16])-[.F16]))">
            <text:p/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Antriebsrad</text:p>
          </table:table-cell>
          <table:table-cell table:style-name="ce4"/>
          <table:table-cell table:style-name="ce6" office:value-type="string" calcext:value-type="string">
            <text:p>Druckteil Fablab</text:p>
          </table:table-cell>
          <table:table-cell table:style-name="ce4" table:number-columns-repeated="3"/>
          <table:table-cell table:style-name="ce8" table:number-columns-repeated="3"/>
          <table:table-cell table:style-name="ce4"/>
          <table:table-cell table:style-name="ce8"/>
          <table:table-cell table:style-name="ce4"/>
          <table:table-cell table:style-name="ce6"/>
          <table:table-cell table:style-name="ce4"/>
          <table:table-cell table:style-name="ce4" table:formula="of:==IF([.H17]=&quot;&quot;;&quot;&quot;;(([.J17]*[.E17])-[.F17]))">
            <text:p/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Zahnscheibe Motorachse</text:p>
          </table:table-cell>
          <table:table-cell table:style-name="ce4"/>
          <table:table-cell table:style-name="ce6" office:value-type="string" calcext:value-type="string">
            <text:p>Zahnscheibe AL 16 T2,5/18-2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8" office:value-type="currency" office:currency="EUR" office:value="10.6" calcext:value-type="currency">
            <text:p>10,60 €</text:p>
          </table:table-cell>
          <table:table-cell table:style-name="ce8" table:formula="of:=IF([.G18]=&quot;&quot;;&quot;&quot;;[.G18]/[.E18])" office:value-type="currency" office:currency="EUR" office:value="10.6" calcext:value-type="currency">
            <text:p>10,60 €</text:p>
          </table:table-cell>
          <table:table-cell table:style-name="ce8" table:formula="of:=IF([.H18]=&quot;&quot;;&quot;&quot;;[.H18]*[.F18])" office:value-type="currency" office:currency="EUR" office:value="10.6" calcext:value-type="currency">
            <text:p>10,60 €</text:p>
          </table:table-cell>
          <table:table-cell table:style-name="ce4" table:formula="of:=IF([.I18]=&quot;&quot;;&quot;&quot;;IF([.F18]&lt;[.E18];1;[.F18]/[.E18]))" office:value-type="float" office:value="1" calcext:value-type="float">
            <text:p>1</text:p>
          </table:table-cell>
          <table:table-cell table:style-name="ce8" table:formula="of:=IF([.H18]=&quot;&quot;;&quot;&quot;;[.J18]*[.G18])" office:value-type="currency" office:currency="EUR" office:value="10.6" calcext:value-type="currency">
            <text:p>10,60 €</text:p>
          </table:table-cell>
          <table:table-cell table:style-name="ce4" office:value-type="string" calcext:value-type="string">
            <text:p>nein</text:p>
          </table:table-cell>
          <table:table-cell table:style-name="ce6" office:value-type="string" calcext:value-type="string">
            <text:p>https://zahnriemen24.de/artikelno_10_1_835</text:p>
          </table:table-cell>
          <table:table-cell table:style-name="ce4"/>
          <table:table-cell table:style-name="ce4" table:formula="of:==IF([.H18]=&quot;&quot;;&quot;&quot;;(([.J18]*[.E18])-[.F18]))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Zahnscheibe Antriebsachse</text:p>
          </table:table-cell>
          <table:table-cell table:style-name="ce4"/>
          <table:table-cell table:style-name="ce6" office:value-type="string" calcext:value-type="string">
            <text:p>Zahnscheibe AL 16 T2,5/36-2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8" office:value-type="currency" office:currency="EUR" office:value="12.05" calcext:value-type="currency">
            <text:p>12,05 €</text:p>
          </table:table-cell>
          <table:table-cell table:style-name="ce8" table:formula="of:=IF([.G19]=&quot;&quot;;&quot;&quot;;[.G19]/[.E19])" office:value-type="currency" office:currency="EUR" office:value="12.05" calcext:value-type="currency">
            <text:p>12,05 €</text:p>
          </table:table-cell>
          <table:table-cell table:style-name="ce8" table:formula="of:=IF([.H19]=&quot;&quot;;&quot;&quot;;[.H19]*[.F19])" office:value-type="currency" office:currency="EUR" office:value="12.05" calcext:value-type="currency">
            <text:p>12,05 €</text:p>
          </table:table-cell>
          <table:table-cell table:style-name="ce4" table:formula="of:=IF([.I19]=&quot;&quot;;&quot;&quot;;IF([.F19]&lt;[.E19];1;[.F19]/[.E19]))" office:value-type="float" office:value="1" calcext:value-type="float">
            <text:p>1</text:p>
          </table:table-cell>
          <table:table-cell table:style-name="ce8" table:formula="of:=IF([.H19]=&quot;&quot;;&quot;&quot;;[.J19]*[.G19])" office:value-type="currency" office:currency="EUR" office:value="12.05" calcext:value-type="currency">
            <text:p>12,05 €</text:p>
          </table:table-cell>
          <table:table-cell table:style-name="ce4" office:value-type="string" calcext:value-type="string">
            <text:p>nein</text:p>
          </table:table-cell>
          <table:table-cell table:style-name="ce6" office:value-type="string" calcext:value-type="string">
            <text:p><text:a xlink:href="https://zahnriemen24.de/artikel_Zahnscheibe-AL-16-T2,5-36-2__10_1_845" xlink:type="simple">https://zahnriemen24.de/artikel_Zahnscheibe-AL-16-T2,5-36-2__10_1_845</text:a> </text:p>
          </table:table-cell>
          <table:table-cell table:style-name="ce4"/>
          <table:table-cell table:style-name="ce4" table:formula="of:==IF([.H19]=&quot;&quot;;&quot;&quot;;(([.J19]*[.E19])-[.F19]))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Antriebsriemen</text:p>
          </table:table-cell>
          <table:table-cell table:style-name="ce4" office:value-type="string" calcext:value-type="string">
            <text:p>Zahnriemen, geschlossen</text:p>
          </table:table-cell>
          <table:table-cell table:style-name="ce4" office:value-type="string" calcext:value-type="string">
            <text:p>PU-Zahnriemen 6-T2,5-200</text:p>
          </table:table-cell>
          <table:table-cell table:style-name="ce4" office:value-type="string" calcext:value-type="string">
            <text:p>200mmx6mm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8" office:value-type="currency" office:currency="EUR" office:value="11.55" calcext:value-type="currency">
            <text:p>11,55 €</text:p>
          </table:table-cell>
          <table:table-cell table:style-name="ce8" table:formula="of:=IF([.G20]=&quot;&quot;;&quot;&quot;;[.G20]/[.E20])" office:value-type="currency" office:currency="EUR" office:value="11.55" calcext:value-type="currency">
            <text:p>11,55 €</text:p>
          </table:table-cell>
          <table:table-cell table:style-name="ce8" table:formula="of:=IF([.H20]=&quot;&quot;;&quot;&quot;;[.H20]*[.F20])" office:value-type="currency" office:currency="EUR" office:value="11.55" calcext:value-type="currency">
            <text:p>11,55 €</text:p>
          </table:table-cell>
          <table:table-cell table:style-name="ce4" table:formula="of:=IF([.I20]=&quot;&quot;;&quot;&quot;;IF([.F20]&lt;[.E20];1;[.F20]/[.E20]))" office:value-type="float" office:value="1" calcext:value-type="float">
            <text:p>1</text:p>
          </table:table-cell>
          <table:table-cell table:style-name="ce8" table:formula="of:=IF([.H20]=&quot;&quot;;&quot;&quot;;[.J20]*[.G20])" office:value-type="currency" office:currency="EUR" office:value="11.55" calcext:value-type="currency">
            <text:p>11,55 €</text:p>
          </table:table-cell>
          <table:table-cell table:style-name="ce4" office:value-type="string" calcext:value-type="string">
            <text:p>nein</text:p>
          </table:table-cell>
          <table:table-cell table:style-name="ce6" office:value-type="string" calcext:value-type="string">
            <text:p><text:a xlink:href="https://zahnriemen24.de/artikel_PU-Zahnriemen-6-T2,5-200__2_4_4863" xlink:type="simple">https://zahnriemen24.de/artikel_PU-Zahnriemen-6-T2,5-200__2_4_4863</text:a> </text:p>
          </table:table-cell>
          <table:table-cell table:style-name="ce4"/>
          <table:table-cell table:style-name="ce4" table:formula="of:==IF([.H20]=&quot;&quot;;&quot;&quot;;(([.J20]*[.E20])-[.F20]))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Drehgestellgelenk</text:p>
          </table:table-cell>
          <table:table-cell table:style-name="ce4" office:value-type="string" calcext:value-type="string">
            <text:p>Gelenkkopf</text:p>
          </table:table-cell>
          <table:table-cell table:style-name="ce4" office:value-type="string" calcext:value-type="string">
            <text:p>Gelenkkopf mit Innengewinde M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currency" office:currency="EUR" office:value="13.25" calcext:value-type="currency">
            <text:p>13,25 €</text:p>
          </table:table-cell>
          <table:table-cell table:style-name="ce8" table:formula="of:=IF([.G21]=&quot;&quot;;&quot;&quot;;[.G21]/[.E21])" office:value-type="currency" office:currency="EUR" office:value="13.25" calcext:value-type="currency">
            <text:p>13,25 €</text:p>
          </table:table-cell>
          <table:table-cell table:style-name="ce8" table:formula="of:=IF([.H21]=&quot;&quot;;&quot;&quot;;[.H21]*[.F21])" office:value-type="currency" office:currency="EUR" office:value="39.75" calcext:value-type="currency">
            <text:p>39,75 €</text:p>
          </table:table-cell>
          <table:table-cell table:style-name="ce4" table:formula="of:=IF([.I21]=&quot;&quot;;&quot;&quot;;IF([.F21]&lt;[.E21];1;[.F21]/[.E21]))" office:value-type="float" office:value="3" calcext:value-type="float">
            <text:p>3</text:p>
          </table:table-cell>
          <table:table-cell table:style-name="ce8" table:formula="of:=IF([.H21]=&quot;&quot;;&quot;&quot;;[.J21]*[.G21])" office:value-type="currency" office:currency="EUR" office:value="39.75" calcext:value-type="currency">
            <text:p>39,75 €</text:p>
          </table:table-cell>
          <table:table-cell table:style-name="ce4" office:value-type="string" calcext:value-type="string">
            <text:p>jein</text:p>
          </table:table-cell>
          <table:table-cell table:style-name="ce4" office:value-type="string" calcext:value-type="string">
            <text:p>http://www.conrad.de/ce/de/product/216429/Gelenkkopf-mit-Innengewinde-M3-Stahl?ref=searchDetail</text:p>
          </table:table-cell>
          <table:table-cell table:style-name="ce4" office:value-type="string" calcext:value-type="string">
            <text:p>http://www.produktinfo.conrad.com/datenblaetter/200000-224999/216429-da-01-de-Gelenk_Gis_3.pdf</text:p>
          </table:table-cell>
          <table:table-cell table:style-name="ce4" table:formula="of:==IF([.H21]=&quot;&quot;;&quot;&quot;;(([.J21]*[.E21])-[.F21]))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 table:number-columns-repeated="6"/>
          <table:table-cell table:style-name="ce8"/>
          <table:table-cell table:style-name="ce4" table:number-columns-repeated="1017"/>
        </table:table-row>
        <table:table-row table:style-name="ro2">
          <table:table-cell table:style-name="ce3" office:value-type="string" calcext:value-type="string">
            <text:p>Elektronik</text:p>
          </table:table-cell>
          <table:table-cell table:style-name="ce5" table:number-columns-repeated="5"/>
          <table:table-cell table:style-name="ce9"/>
          <table:table-cell table:style-name="ce4" table:formula="of:=IF([.G23]=&quot;&quot;;&quot;&quot;;[.G23]/[.E23])">
            <text:p/>
          </table:table-cell>
          <table:table-cell table:style-name="ce4" table:formula="of:=IF([.H23]=&quot;&quot;;&quot;&quot;;[.H23]*[.F23])">
            <text:p/>
          </table:table-cell>
          <table:table-cell table:style-name="ce4" table:formula="of:=IF([.I23]=&quot;&quot;;&quot;&quot;;IF([.F23]&lt;[.E23];1;[.F23]/[.E23]))">
            <text:p/>
          </table:table-cell>
          <table:table-cell table:style-name="ce4" table:formula="of:=IF([.H23]=&quot;&quot;;&quot;&quot;;[.J23]*[.G23])">
            <text:p/>
          </table:table-cell>
          <table:table-cell table:style-name="ce5" table:number-columns-repeated="3"/>
          <table:table-cell table:style-name="ce4" table:formula="of:==IF([.H23]=&quot;&quot;;&quot;&quot;;(([.J23]*[.E23])-[.F23]))">
            <text:p/>
          </table:table-cell>
          <table:table-cell table:style-name="ce5"/>
          <table:table-cell table:style-name="ce4" table:number-columns-repeated="1008"/>
        </table:table-row>
        <table:table-row table:style-name="ro2">
          <table:table-cell table:style-name="ce5" office:value-type="string" calcext:value-type="string">
            <text:p>Hauptcomputer</text:p>
          </table:table-cell>
          <table:table-cell table:style-name="ce5" office:value-type="string" calcext:value-type="string">
            <text:p>Beagle Bone Black</text:p>
          </table:table-cell>
          <table:table-cell table:style-name="ce5"/>
          <table:table-cell table:style-name="ce5" office:value-type="string" calcext:value-type="string">
            <text:p>88.98mm x 54.63mm x 18.84mm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9" office:value-type="currency" office:currency="EUR" office:value="45" calcext:value-type="currency">
            <text:p>45,00 €</text:p>
          </table:table-cell>
          <table:table-cell table:style-name="ce8" table:formula="of:=IF([.G24]=&quot;&quot;;&quot;&quot;;[.G24]/[.E24])" office:value-type="currency" office:currency="EUR" office:value="45" calcext:value-type="currency">
            <text:p>45,00 €</text:p>
          </table:table-cell>
          <table:table-cell table:style-name="ce8" table:formula="of:=IF([.H24]=&quot;&quot;;&quot;&quot;;[.H24]*[.F24])" office:value-type="currency" office:currency="EUR" office:value="45" calcext:value-type="currency">
            <text:p>45,00 €</text:p>
          </table:table-cell>
          <table:table-cell table:style-name="ce4" table:formula="of:=IF([.I24]=&quot;&quot;;&quot;&quot;;IF([.F24]&lt;[.E24];1;[.F24]/[.E24]))" office:value-type="float" office:value="1" calcext:value-type="float">
            <text:p>1</text:p>
          </table:table-cell>
          <table:table-cell table:style-name="ce8" table:formula="of:=IF([.H24]=&quot;&quot;;&quot;&quot;;[.J24]*[.G24])" office:value-type="currency" office:currency="EUR" office:value="45" calcext:value-type="currency">
            <text:p>45,00 €</text:p>
          </table:table-cell>
          <table:table-cell table:style-name="ce5" office:value-type="string" calcext:value-type="string">
            <text:p>nein</text:p>
          </table:table-cell>
          <table:table-cell table:style-name="ce6" office:value-type="string" calcext:value-type="string">
            <text:p><text:a xlink:href="http://www.watterott.com/de/BeagleBone-Black" xlink:type="simple">http://www.watterott.com/de/BeagleBone-Black</text:a></text:p>
          </table:table-cell>
          <table:table-cell table:style-name="ce5"/>
          <table:table-cell table:style-name="ce4" table:formula="of:==IF([.H24]=&quot;&quot;;&quot;&quot;;(([.J24]*[.E24])-[.F24]))" office:value-type="float" office:value="0" calcext:value-type="float">
            <text:p>0</text:p>
          </table:table-cell>
          <table:table-cell table:style-name="ce5"/>
          <table:table-cell table:style-name="ce4" table:number-columns-repeated="1008"/>
        </table:table-row>
        <table:table-row table:style-name="ro2">
          <table:table-cell table:style-name="ce5" office:value-type="string" calcext:value-type="string">
            <text:p>Abstandssensor</text:p>
          </table:table-cell>
          <table:table-cell table:style-name="ce5"/>
          <table:table-cell table:style-name="ce6" office:value-type="string" calcext:value-type="string">
            <text:p>Sharp GP2Y0A21YK0F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currency" office:currency="EUR" office:value="9.15" calcext:value-type="currency">
            <text:p>9,15 €</text:p>
          </table:table-cell>
          <table:table-cell table:style-name="ce8" table:formula="of:=IF([.G25]=&quot;&quot;;&quot;&quot;;[.G25]/[.E25])" office:value-type="currency" office:currency="EUR" office:value="9.15" calcext:value-type="currency">
            <text:p>9,15 €</text:p>
          </table:table-cell>
          <table:table-cell table:style-name="ce8" table:formula="of:=IF([.H25]=&quot;&quot;;&quot;&quot;;[.H25]*[.F25])" office:value-type="currency" office:currency="EUR" office:value="18.3" calcext:value-type="currency">
            <text:p>18,30 €</text:p>
          </table:table-cell>
          <table:table-cell table:style-name="ce4" table:formula="of:=IF([.I25]=&quot;&quot;;&quot;&quot;;IF([.F25]&lt;[.E25];1;[.F25]/[.E25]))" office:value-type="float" office:value="2" calcext:value-type="float">
            <text:p>2</text:p>
          </table:table-cell>
          <table:table-cell table:style-name="ce8" table:formula="of:=IF([.H25]=&quot;&quot;;&quot;&quot;;[.J25]*[.G25])" office:value-type="currency" office:currency="EUR" office:value="18.3" calcext:value-type="currency">
            <text:p>18,30 €</text:p>
          </table:table-cell>
          <table:table-cell table:style-name="ce5" office:value-type="string" calcext:value-type="string">
            <text:p>nein</text:p>
          </table:table-cell>
          <table:table-cell table:style-name="ce6" office:value-type="string" calcext:value-type="string">
            <text:p><text:a xlink:href="http://www.watterott.com/de/Sharp-GP2Y0A21YK0F" xlink:type="simple">http://www.watterott.com/de/Sharp-GP2Y0A21YK0F</text:a> </text:p>
          </table:table-cell>
          <table:table-cell table:style-name="ce5" office:value-type="string" calcext:value-type="string">
            <text:p>http://www.watterott.com/index.php?page=product&amp;info=995&amp;dl_media=1326</text:p>
          </table:table-cell>
          <table:table-cell table:style-name="ce4" table:formula="of:==IF([.H25]=&quot;&quot;;&quot;&quot;;(([.J25]*[.E25])-[.F25]))" office:value-type="float" office:value="0" calcext:value-type="float">
            <text:p>0</text:p>
          </table:table-cell>
          <table:table-cell table:style-name="ce5"/>
          <table:table-cell table:style-name="ce4" table:number-columns-repeated="1008"/>
        </table:table-row>
        <table:table-row table:style-name="ro2">
          <table:table-cell table:style-name="ce5" office:value-type="string" calcext:value-type="string">
            <text:p>Notstop-Bumper</text:p>
          </table:table-cell>
          <table:table-cell table:style-name="ce5" office:value-type="string" calcext:value-type="string">
            <text:p>Schnappschalter</text:p>
          </table:table-cell>
          <table:table-cell table:style-name="ce6" office:value-type="string" calcext:value-type="string">
            <text:p>Schnappschalter, 5A-250V~ Wechsler, Lötan.</text:p>
          </table:table-cell>
          <table:table-cell table:style-name="ce5" office:value-type="string" calcext:value-type="string">
            <text:p>19,8x6,4x15,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currency" office:currency="EUR" office:value="2.5" calcext:value-type="currency">
            <text:p>2,50 €</text:p>
          </table:table-cell>
          <table:table-cell table:style-name="ce8" table:formula="of:=IF([.G26]=&quot;&quot;;&quot;&quot;;[.G26]/[.E26])" office:value-type="currency" office:currency="EUR" office:value="2.5" calcext:value-type="currency">
            <text:p>2,50 €</text:p>
          </table:table-cell>
          <table:table-cell table:style-name="ce8" table:formula="of:=IF([.H26]=&quot;&quot;;&quot;&quot;;[.H26]*[.F26])" office:value-type="currency" office:currency="EUR" office:value="10" calcext:value-type="currency">
            <text:p>10,00 €</text:p>
          </table:table-cell>
          <table:table-cell table:style-name="ce4" table:formula="of:=IF([.I26]=&quot;&quot;;&quot;&quot;;IF([.F26]&lt;[.E26];1;[.F26]/[.E26]))" office:value-type="float" office:value="4" calcext:value-type="float">
            <text:p>4</text:p>
          </table:table-cell>
          <table:table-cell table:style-name="ce8" table:formula="of:=IF([.H26]=&quot;&quot;;&quot;&quot;;[.J26]*[.G26])" office:value-type="currency" office:currency="EUR" office:value="10" calcext:value-type="currency">
            <text:p>10,00 €</text:p>
          </table:table-cell>
          <table:table-cell table:style-name="ce5" office:value-type="string" calcext:value-type="string">
            <text:p>nein</text:p>
          </table:table-cell>
          <table:table-cell table:style-name="ce6" office:value-type="string" calcext:value-type="string">
            <text:p><text:a xlink:href="http://www.reichelt.de/Schnappschalter-Endschalter/MAR-1050-5202/3/index.html?&amp;ACTION=3&amp;LA=2&amp;ARTICLE=32729&amp;GROUPID=3288&amp;artnr=MAR+1050.5202" xlink:type="simple">http://www.reichelt.de/Schnappschalter-Endschalter/MAR-1050-5202/3/index.html?&amp;ACTION=3&amp;LA=2&amp;ARTICLE=32729&amp;GROUPID=3288&amp;artnr=MAR+1050.5202</text:a> </text:p>
          </table:table-cell>
          <table:table-cell table:style-name="ce5" office:value-type="string" calcext:value-type="string">
            <text:p>http://www.reichelt.de/index.html?&amp;ACTION=7&amp;LA=3&amp;OPEN=0&amp;INDEX=0&amp;FILENAME=C200%252FMAR1050.5202_MAR1050.7202%2523MAR.pdf</text:p>
          </table:table-cell>
          <table:table-cell table:style-name="ce4" table:formula="of:==IF([.H26]=&quot;&quot;;&quot;&quot;;(([.J26]*[.E26])-[.F26]))" office:value-type="float" office:value="0" calcext:value-type="float">
            <text:p>0</text:p>
          </table:table-cell>
          <table:table-cell table:style-name="ce5"/>
          <table:table-cell table:style-name="ce4" table:number-columns-repeated="1008"/>
        </table:table-row>
        <table:table-row table:style-name="ro2">
          <table:table-cell table:style-name="ce5" office:value-type="string" calcext:value-type="string">
            <text:p>Motortreiber</text:p>
          </table:table-cell>
          <table:table-cell table:style-name="ce5"/>
          <table:table-cell table:style-name="ce6" office:value-type="string" calcext:value-type="string">
            <text:p>DRV8825 Schrittmotortreiber (High Current)</text:p>
          </table:table-cell>
          <table:table-cell table:style-name="ce5"/>
          <table:table-cell table:number-columns-repeated="2" table:style-name="ce5" office:value-type="float" office:value="1" calcext:value-type="float">
            <text:p>1</text:p>
          </table:table-cell>
          <table:table-cell table:style-name="ce9" office:value-type="currency" office:currency="EUR" office:value="13.28" calcext:value-type="currency">
            <text:p>13,28 €</text:p>
          </table:table-cell>
          <table:table-cell table:style-name="ce8" table:formula="of:=IF([.G27]=&quot;&quot;;&quot;&quot;;[.G27]/[.E27])" office:value-type="currency" office:currency="EUR" office:value="13.28" calcext:value-type="currency">
            <text:p>13,28 €</text:p>
          </table:table-cell>
          <table:table-cell table:style-name="ce8" table:formula="of:=IF([.H27]=&quot;&quot;;&quot;&quot;;[.H27]*[.F27])" office:value-type="currency" office:currency="EUR" office:value="13.28" calcext:value-type="currency">
            <text:p>13,28 €</text:p>
          </table:table-cell>
          <table:table-cell table:style-name="ce4" table:formula="of:=IF([.I27]=&quot;&quot;;&quot;&quot;;IF([.F27]&lt;[.E27];1;[.F27]/[.E27]))" office:value-type="float" office:value="1" calcext:value-type="float">
            <text:p>1</text:p>
          </table:table-cell>
          <table:table-cell table:style-name="ce8" table:formula="of:=IF([.H27]=&quot;&quot;;&quot;&quot;;[.J27]*[.G27])" office:value-type="currency" office:currency="EUR" office:value="13.28" calcext:value-type="currency">
            <text:p>13,28 €</text:p>
          </table:table-cell>
          <table:table-cell table:style-name="ce5" office:value-type="string" calcext:value-type="string">
            <text:p>ja</text:p>
          </table:table-cell>
          <table:table-cell table:style-name="ce6" office:value-type="string" calcext:value-type="string">
            <text:p><text:a xlink:href="http://www.watterott.com/de/DRV8825-Stepper-Motor-Driver-Carrier-High-Current" xlink:type="simple">http://www.watterott.com/de/DRV8825-Stepper-Motor-Driver-Carrier-High-Current</text:a> </text:p>
          </table:table-cell>
          <table:table-cell table:style-name="ce6" office:value-type="string" calcext:value-type="string">
            <text:p><text:a xlink:href="http://www.pololu.com/file/download/drv8825.pdf?file_id=0J590" xlink:type="simple">http://www.pololu.com/file/download/drv8825.pdf?file_id=0J590</text:a> </text:p>
          </table:table-cell>
          <table:table-cell table:style-name="ce4" table:formula="of:==IF([.H27]=&quot;&quot;;&quot;&quot;;(([.J27]*[.E27])-[.F27]))" office:value-type="float" office:value="0" calcext:value-type="float">
            <text:p>0</text:p>
          </table:table-cell>
          <table:table-cell table:style-name="ce5"/>
          <table:table-cell table:style-name="ce4" table:number-columns-repeated="1008"/>
        </table:table-row>
        <table:table-row table:style-name="ro2">
          <table:table-cell table:style-name="ce5" office:value-type="string" calcext:value-type="string">
            <text:p>Laderaumantrieb</text:p>
          </table:table-cell>
          <table:table-cell table:style-name="ce5" office:value-type="string" calcext:value-type="string">
            <text:p>Turnigy TGY-4805</text:p>
          </table:table-cell>
          <table:table-cell table:style-name="ce6" office:value-type="string" calcext:value-type="string">
            <text:p>Turnigy TGY-4805-1.5PA Sail Winch Servo (Drum Type)</text:p>
          </table:table-cell>
          <table:table-cell table:style-name="ce5" office:value-type="string" calcext:value-type="string">
            <text:p>Size: 40.3 x 20.3 x 38.7mm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9" office:value-type="currency" office:currency="EUR" office:value="8.28" calcext:value-type="currency">
            <text:p>8,28 €</text:p>
          </table:table-cell>
          <table:table-cell table:style-name="ce8" table:formula="of:=IF([.G28]=&quot;&quot;;&quot;&quot;;[.G28]/[.E28])" office:value-type="currency" office:currency="EUR" office:value="8.28" calcext:value-type="currency">
            <text:p>8,28 €</text:p>
          </table:table-cell>
          <table:table-cell table:style-name="ce8" table:formula="of:=IF([.H28]=&quot;&quot;;&quot;&quot;;[.H28]*[.F28])" office:value-type="currency" office:currency="EUR" office:value="8.28" calcext:value-type="currency">
            <text:p>8,28 €</text:p>
          </table:table-cell>
          <table:table-cell table:style-name="ce4" table:formula="of:=IF([.I28]=&quot;&quot;;&quot;&quot;;IF([.F28]&lt;[.E28];1;[.F28]/[.E28]))" office:value-type="float" office:value="1" calcext:value-type="float">
            <text:p>1</text:p>
          </table:table-cell>
          <table:table-cell table:style-name="ce8" table:formula="of:=IF([.H28]=&quot;&quot;;&quot;&quot;;[.J28]*[.G28])" office:value-type="currency" office:currency="EUR" office:value="8.28" calcext:value-type="currency">
            <text:p>8,28 €</text:p>
          </table:table-cell>
          <table:table-cell table:style-name="ce5"/>
          <table:table-cell table:style-name="ce6" office:value-type="string" calcext:value-type="string">
            <text:p>http://www.hobbyking.com/hobbyking/store/__42638__Turnigy_TGY_4805_1_5PA_Sail_Winch_Servo_Drum_Type_.html</text:p>
          </table:table-cell>
          <table:table-cell table:style-name="ce6" office:value-type="string" calcext:value-type="string">
            <text:p>http://84.200.30.165/cosmoshop/lshopimage/a/HIT-112081/zn1/HIT-112081_n1.jpg</text:p>
          </table:table-cell>
          <table:table-cell table:style-name="ce4" table:formula="of:==IF([.H28]=&quot;&quot;;&quot;&quot;;(([.J28]*[.E28])-[.F28]))" office:value-type="float" office:value="0" calcext:value-type="float">
            <text:p>0</text:p>
          </table:table-cell>
          <table:table-cell table:style-name="ce5"/>
          <table:table-cell table:style-name="ce4" table:number-columns-repeated="1008"/>
        </table:table-row>
        <table:table-row table:style-name="ro2">
          <table:table-cell table:style-name="ce4" office:value-type="string" calcext:value-type="string">
            <text:p>Laderaumverriegelung</text:p>
          </table:table-cell>
          <table:table-cell table:style-name="ce4" office:value-type="string" calcext:value-type="string">
            <text:p>Micro-Servo</text:p>
          </table:table-cell>
          <table:table-cell table:style-name="ce4" office:value-type="string" calcext:value-type="string">
            <text:p>HKSCM12-5 Single Chip Digital Servo (5V) 10g / 1.5kg / 0.18s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currency" office:currency="EUR" office:value="2.91" calcext:value-type="currency">
            <text:p>2,91 €</text:p>
          </table:table-cell>
          <table:table-cell table:style-name="ce8" table:formula="of:=IF([.G29]=&quot;&quot;;&quot;&quot;;[.G29]/[.E29])" office:value-type="currency" office:currency="EUR" office:value="2.91" calcext:value-type="currency">
            <text:p>2,91 €</text:p>
          </table:table-cell>
          <table:table-cell table:style-name="ce8" table:formula="of:=IF([.H29]=&quot;&quot;;&quot;&quot;;[.H29]*[.F29])" office:value-type="currency" office:currency="EUR" office:value="5.82" calcext:value-type="currency">
            <text:p>5,82 €</text:p>
          </table:table-cell>
          <table:table-cell table:style-name="ce4" table:formula="of:=IF([.I29]=&quot;&quot;;&quot;&quot;;IF([.F29]&lt;[.E29];1;[.F29]/[.E29]))" office:value-type="float" office:value="2" calcext:value-type="float">
            <text:p>2</text:p>
          </table:table-cell>
          <table:table-cell table:style-name="ce8" table:formula="of:=IF([.H29]=&quot;&quot;;&quot;&quot;;[.J29]*[.G29])" office:value-type="currency" office:currency="EUR" office:value="5.82" calcext:value-type="currency">
            <text:p>5,82 €</text:p>
          </table:table-cell>
          <table:table-cell table:style-name="ce4" office:value-type="string" calcext:value-type="string">
            <text:p>ja</text:p>
          </table:table-cell>
          <table:table-cell table:style-name="ce6" office:value-type="string" calcext:value-type="string">
            <text:p><text:a xlink:href="http://www.hobbyking.com/hobbyking/store/__16261__HKSCM12_5_Single_Chip_Digital_Servo_5V_10g_1_5kg_0_18s.html" xlink:type="simple">http://www.hobbyking.com/hobbyking/store/__16261__HKSCM12_5_Single_Chip_Digital_Servo_5V_10g_1_5kg_0_18s.html</text:a></text:p>
          </table:table-cell>
          <table:table-cell table:style-name="ce4" office:value-type="string" calcext:value-type="string">
            <text:p>http://www.produktinfo.conrad.com/datenblaetter/500000-524999/507765-da-01-de-HUBMAGNET_HMB_1513_001_12VDC.pdf</text:p>
          </table:table-cell>
          <table:table-cell table:style-name="ce4" table:formula="of:==IF([.H29]=&quot;&quot;;&quot;&quot;;(([.J29]*[.E29])-[.F29]))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5" office:value-type="string" calcext:value-type="string">
            <text:p>Akku</text:p>
          </table:table-cell>
          <table:table-cell table:style-name="ce5"/>
          <table:table-cell table:style-name="ce6" office:value-type="string" calcext:value-type="string">
            <text:p>SLS XTRON 3200mAh 4S1P 14,8V 20C/40C</text:p>
          </table:table-cell>
          <table:table-cell table:style-name="ce6" office:value-type="string" calcext:value-type="string">
            <text:p> LxBxH 138x43x26mm 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9" office:value-type="currency" office:currency="EUR" office:value="33.99" calcext:value-type="currency">
            <text:p>33,99 €</text:p>
          </table:table-cell>
          <table:table-cell table:style-name="ce8" table:formula="of:=IF([.G30]=&quot;&quot;;&quot;&quot;;[.G30]/[.E30])" office:value-type="currency" office:currency="EUR" office:value="33.99" calcext:value-type="currency">
            <text:p>33,99 €</text:p>
          </table:table-cell>
          <table:table-cell table:style-name="ce8" table:formula="of:=IF([.H30]=&quot;&quot;;&quot;&quot;;[.H30]*[.F30])" office:value-type="currency" office:currency="EUR" office:value="33.99" calcext:value-type="currency">
            <text:p>33,99 €</text:p>
          </table:table-cell>
          <table:table-cell table:style-name="ce4" table:formula="of:=IF([.I30]=&quot;&quot;;&quot;&quot;;IF([.F30]&lt;[.E30];1;[.F30]/[.E30]))" office:value-type="float" office:value="1" calcext:value-type="float">
            <text:p>1</text:p>
          </table:table-cell>
          <table:table-cell table:style-name="ce8" table:formula="of:=IF([.H30]=&quot;&quot;;&quot;&quot;;[.J30]*[.G30])" office:value-type="currency" office:currency="EUR" office:value="33.99" calcext:value-type="currency">
            <text:p>33,99 €</text:p>
          </table:table-cell>
          <table:table-cell table:style-name="ce5" office:value-type="string" calcext:value-type="string">
            <text:p>ja</text:p>
          </table:table-cell>
          <table:table-cell table:style-name="ce6" office:value-type="string" calcext:value-type="string">
            <text:p><text:a xlink:href="http://www.stefansliposhop.de/liposhop/SLS-XTRON/SLS-XTRON-20C/SLS-XTRON-3200mAh-4S1P-14-8V-20C-40C::978.html" xlink:type="simple">http://www.stefansliposhop.de/liposhop/SLS-XTRON/SLS-XTRON-20C/SLS-XTRON-3200mAh-4S1P-14-8V-20C-40C::978.html</text:a> </text:p>
          </table:table-cell>
          <table:table-cell table:style-name="ce6"/>
          <table:table-cell table:style-name="ce4" table:formula="of:==IF([.H30]=&quot;&quot;;&quot;&quot;;(([.J30]*[.E30])-[.F30]))" office:value-type="float" office:value="0" calcext:value-type="float">
            <text:p>0</text:p>
          </table:table-cell>
          <table:table-cell table:style-name="ce5"/>
          <table:table-cell table:style-name="ce4" table:number-columns-repeated="1008"/>
        </table:table-row>
        <table:table-row table:style-name="ro2">
          <table:table-cell table:style-name="ce5" office:value-type="string" calcext:value-type="string">
            <text:p>Display</text:p>
          </table:table-cell>
          <table:table-cell table:style-name="ce5"/>
          <table:table-cell office:value-type="string" calcext:value-type="string">
            <text:p>ST7565 Positive GLCD (128x64) with RGB backlight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9" office:value-type="currency" office:currency="EUR" office:value="17.09" calcext:value-type="currency">
            <text:p>17,09 €</text:p>
          </table:table-cell>
          <table:table-cell table:style-name="ce8" table:formula="of:=IF([.G31]=&quot;&quot;;&quot;&quot;;[.G31]/[.E31])" office:value-type="currency" office:currency="EUR" office:value="17.09" calcext:value-type="currency">
            <text:p>17,09 €</text:p>
          </table:table-cell>
          <table:table-cell table:style-name="ce8" table:formula="of:=IF([.H31]=&quot;&quot;;&quot;&quot;;[.H31]*[.F31])" office:value-type="currency" office:currency="EUR" office:value="17.09" calcext:value-type="currency">
            <text:p>17,09 €</text:p>
          </table:table-cell>
          <table:table-cell table:style-name="ce4" table:formula="of:=IF([.I31]=&quot;&quot;;&quot;&quot;;IF([.F31]&lt;[.E31];1;[.F31]/[.E31]))" office:value-type="float" office:value="1" calcext:value-type="float">
            <text:p>1</text:p>
          </table:table-cell>
          <table:table-cell table:style-name="ce8" table:formula="of:=IF([.H31]=&quot;&quot;;&quot;&quot;;[.J31]*[.G31])" office:value-type="currency" office:currency="EUR" office:value="17.09" calcext:value-type="currency">
            <text:p>17,09 €</text:p>
          </table:table-cell>
          <table:table-cell table:style-name="ce5"/>
          <table:table-cell table:style-name="ce6" office:value-type="string" calcext:value-type="string">
            <text:p>http://www.watterott.com/de/ST7565-Positive-GLCD-128x64-with-RGB-backlight</text:p>
          </table:table-cell>
          <table:table-cell table:style-name="ce6"/>
          <table:table-cell table:style-name="ce4"/>
          <table:table-cell table:style-name="ce5"/>
          <table:table-cell table:style-name="ce4" table:number-columns-repeated="1008"/>
        </table:table-row>
        <table:table-row table:style-name="ro2">
          <table:table-cell table:style-name="ce4" table:number-columns-repeated="6"/>
          <table:table-cell table:style-name="ce8"/>
          <table:table-cell table:style-name="ce4" table:formula="of:=IF([.G32]=&quot;&quot;;&quot;&quot;;[.G32]/[.E32])">
            <text:p/>
          </table:table-cell>
          <table:table-cell table:style-name="ce4" table:formula="of:=IF([.H32]=&quot;&quot;;&quot;&quot;;[.H32]*[.F32])">
            <text:p/>
          </table:table-cell>
          <table:table-cell table:style-name="ce4" table:formula="of:=IF([.I32]=&quot;&quot;;&quot;&quot;;IF([.F32]&lt;[.E32];1;[.F32]/[.E32]))">
            <text:p/>
          </table:table-cell>
          <table:table-cell table:style-name="ce4" table:formula="of:=IF([.H32]=&quot;&quot;;&quot;&quot;;[.J32]*[.G32])">
            <text:p/>
          </table:table-cell>
          <table:table-cell table:style-name="ce4" table:number-columns-repeated="3"/>
          <table:table-cell table:style-name="ce4" table:formula="of:==IF([.H32]=&quot;&quot;;&quot;&quot;;(([.J32]*[.E32])-[.F32]))">
            <text:p/>
          </table:table-cell>
          <table:table-cell table:style-name="ce4" table:number-columns-repeated="1009"/>
        </table:table-row>
        <table:table-row table:style-name="ro2">
          <table:table-cell table:style-name="ce3" office:value-type="string" calcext:value-type="string">
            <text:p>Werkzeug und Schienen</text:p>
          </table:table-cell>
          <table:table-cell table:style-name="ce4" table:number-columns-repeated="5"/>
          <table:table-cell table:style-name="ce8"/>
          <table:table-cell table:style-name="ce4" table:formula="of:=IF([.G33]=&quot;&quot;;&quot;&quot;;[.G33]/[.E33])">
            <text:p/>
          </table:table-cell>
          <table:table-cell table:style-name="ce4" table:formula="of:=IF([.H33]=&quot;&quot;;&quot;&quot;;[.H33]*[.F33])">
            <text:p/>
          </table:table-cell>
          <table:table-cell table:style-name="ce4" table:formula="of:=IF([.I33]=&quot;&quot;;&quot;&quot;;IF([.F33]&lt;[.E33];1;[.F33]/[.E33]))">
            <text:p/>
          </table:table-cell>
          <table:table-cell table:style-name="ce4" table:formula="of:=IF([.H33]=&quot;&quot;;&quot;&quot;;[.J33]*[.G33])">
            <text:p/>
          </table:table-cell>
          <table:table-cell table:style-name="ce4" table:number-columns-repeated="3"/>
          <table:table-cell table:style-name="ce4" table:formula="of:==IF([.H33]=&quot;&quot;;&quot;&quot;;(([.J33]*[.E33])-[.F33]))">
            <text:p/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Blindnietmutterzange</text:p>
          </table:table-cell>
          <table:table-cell table:style-name="ce4" table:number-columns-repeated="3"/>
          <table:table-cell table:number-columns-repeated="2" table:style-name="ce4" office:value-type="float" office:value="1" calcext:value-type="float">
            <text:p>1</text:p>
          </table:table-cell>
          <table:table-cell table:style-name="ce8" office:value-type="currency" office:currency="EUR" office:value="27.99" calcext:value-type="currency">
            <text:p>27,99 €</text:p>
          </table:table-cell>
          <table:table-cell table:style-name="ce8" table:formula="of:=IF([.G34]=&quot;&quot;;&quot;&quot;;[.G34]/[.E34])" office:value-type="currency" office:currency="EUR" office:value="27.99" calcext:value-type="currency">
            <text:p>27,99 €</text:p>
          </table:table-cell>
          <table:table-cell table:style-name="ce8" table:formula="of:=IF([.H34]=&quot;&quot;;&quot;&quot;;[.H34]*[.F34])" office:value-type="currency" office:currency="EUR" office:value="27.99" calcext:value-type="currency">
            <text:p>27,99 €</text:p>
          </table:table-cell>
          <table:table-cell table:style-name="ce4" table:formula="of:=IF([.I34]=&quot;&quot;;&quot;&quot;;IF([.F34]&lt;[.E34];1;[.F34]/[.E34]))" office:value-type="float" office:value="1" calcext:value-type="float">
            <text:p>1</text:p>
          </table:table-cell>
          <table:table-cell table:style-name="ce8" table:formula="of:=IF([.H34]=&quot;&quot;;&quot;&quot;;[.J34]*[.G34])" office:value-type="currency" office:currency="EUR" office:value="27.99" calcext:value-type="currency">
            <text:p>27,99 €</text:p>
          </table:table-cell>
          <table:table-cell table:style-name="ce4" office:value-type="string" calcext:value-type="string">
            <text:p>ja</text:p>
          </table:table-cell>
          <table:table-cell table:style-name="ce6" office:value-type="string" calcext:value-type="string">
            <text:p><text:a xlink:href="http://www.amazon.de/Nietmaschine-Nietmuttern-Popnietzange-Nietzange-Einnietmutter/dp/B00A0280H8/ref=sr_1_2?ie=UTF8&amp;qid=1384612744&amp;sr=8-2&amp;keywords=blindnietmutternzange" xlink:type="simple">http://www.amazon.de/Nietmaschine-Nietmuttern-Popnietzange-Nietzange-Einnietmutter/dp/B00A0280H8/ref=sr_1_2?ie=UTF8&amp;qid=1384612744&amp;sr=8-2&amp;keywords=blindnietmutternzange</text:a> </text:p>
          </table:table-cell>
          <table:table-cell table:style-name="ce4"/>
          <table:table-cell table:style-name="ce4" table:formula="of:==IF([.H34]=&quot;&quot;;&quot;&quot;;(([.J34]*[.E34])-[.F34]))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Blindnietmutter</text:p>
          </table:table-cell>
          <table:table-cell table:style-name="ce4"/>
          <table:table-cell table:style-name="ce4" office:value-type="string" calcext:value-type="string">
            <text:p>alu nietmutter m3x0,5 </text:p>
          </table:table-cell>
          <table:table-cell table:style-name="ce4"/>
          <table:table-cell table:number-columns-repeated="2" table:style-name="ce4" office:value-type="float" office:value="100" calcext:value-type="float">
            <text:p>100</text:p>
          </table:table-cell>
          <table:table-cell table:style-name="ce8" office:value-type="currency" office:currency="EUR" office:value="13.99" calcext:value-type="currency">
            <text:p>13,99 €</text:p>
          </table:table-cell>
          <table:table-cell table:style-name="ce8" table:formula="of:=IF([.G35]=&quot;&quot;;&quot;&quot;;[.G35]/[.E35])" office:value-type="currency" office:currency="EUR" office:value="0.1399" calcext:value-type="currency">
            <text:p>0,14 €</text:p>
          </table:table-cell>
          <table:table-cell table:style-name="ce8" table:formula="of:=IF([.H35]=&quot;&quot;;&quot;&quot;;[.H35]*[.F35])" office:value-type="currency" office:currency="EUR" office:value="13.99" calcext:value-type="currency">
            <text:p>13,99 €</text:p>
          </table:table-cell>
          <table:table-cell table:style-name="ce4" table:formula="of:=IF([.I35]=&quot;&quot;;&quot;&quot;;IF([.F35]&lt;[.E35];1;[.F35]/[.E35]))" office:value-type="float" office:value="1" calcext:value-type="float">
            <text:p>1</text:p>
          </table:table-cell>
          <table:table-cell table:style-name="ce8" table:formula="of:=IF([.H35]=&quot;&quot;;&quot;&quot;;[.J35]*[.G35])" office:value-type="currency" office:currency="EUR" office:value="13.99" calcext:value-type="currency">
            <text:p>13,99 €</text:p>
          </table:table-cell>
          <table:table-cell table:style-name="ce4" office:value-type="string" calcext:value-type="string">
            <text:p>ja</text:p>
          </table:table-cell>
          <table:table-cell table:style-name="ce6" office:value-type="string" calcext:value-type="string">
            <text:p><text:a xlink:href="http://www.amazon.de/stk-Alu-Nietmutter-Nietmuttern-Blindnietmuttern/dp/B00AY01JXS/ref=sr_1_1?ie=UTF8&amp;qid=1384612843&amp;sr=8-1&amp;keywords=blindnietmutter+m3" xlink:type="simple">http://www.amazon.de/stk-Alu-Nietmutter-Nietmuttern-Blindnietmuttern/dp/B00AY01JXS/ref=sr_1_1?ie=UTF8&amp;qid=1384612843&amp;sr=8-1&amp;keywords=blindnietmutter+m3</text:a> </text:p>
          </table:table-cell>
          <table:table-cell table:style-name="ce4"/>
          <table:table-cell table:style-name="ce4" table:formula="of:==IF([.H35]=&quot;&quot;;&quot;&quot;;(([.J35]*[.E35])-[.F35]))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rohrbiegegerät</text:p>
          </table:table-cell>
          <table:table-cell table:style-name="ce4" table:number-columns-repeated="3"/>
          <table:table-cell table:number-columns-repeated="2" table:style-name="ce4" office:value-type="float" office:value="1" calcext:value-type="float">
            <text:p>1</text:p>
          </table:table-cell>
          <table:table-cell table:style-name="ce8" office:value-type="currency" office:currency="EUR" office:value="44.99" calcext:value-type="currency">
            <text:p>44,99 €</text:p>
          </table:table-cell>
          <table:table-cell table:style-name="ce8" table:formula="of:=IF([.G36]=&quot;&quot;;&quot;&quot;;[.G36]/[.E36])" office:value-type="currency" office:currency="EUR" office:value="44.99" calcext:value-type="currency">
            <text:p>44,99 €</text:p>
          </table:table-cell>
          <table:table-cell table:style-name="ce8" table:formula="of:=IF([.H36]=&quot;&quot;;&quot;&quot;;[.H36]*[.F36])" office:value-type="currency" office:currency="EUR" office:value="44.99" calcext:value-type="currency">
            <text:p>44,99 €</text:p>
          </table:table-cell>
          <table:table-cell table:style-name="ce4" table:formula="of:=IF([.I36]=&quot;&quot;;&quot;&quot;;IF([.F36]&lt;[.E36];1;[.F36]/[.E36]))" office:value-type="float" office:value="1" calcext:value-type="float">
            <text:p>1</text:p>
          </table:table-cell>
          <table:table-cell table:style-name="ce8" table:formula="of:=IF([.H36]=&quot;&quot;;&quot;&quot;;[.J36]*[.G36])" office:value-type="currency" office:currency="EUR" office:value="44.99" calcext:value-type="currency">
            <text:p>44,99 €</text:p>
          </table:table-cell>
          <table:table-cell table:style-name="ce4" office:value-type="string" calcext:value-type="string">
            <text:p>ja</text:p>
          </table:table-cell>
          <table:table-cell table:style-name="ce6" office:value-type="string" calcext:value-type="string">
            <text:p><text:a xlink:href="http://www.amazon.de/Hand-Rohrbieger-Rohre-Rohrbiegegerät-Kupfer-Bieger/dp/B00BIWCMKU/ref=sr_1_4?ie=UTF8&amp;qid=1384612920&amp;sr=8-4&amp;keywords=rohrbiegegerät" xlink:type="simple">http://www.amazon.de/Hand-Rohrbieger-Rohre-Rohrbiegegerät-Kupfer-Bieger/dp/B00BIWCMKU/ref=sr_1_4?ie=UTF8&amp;qid=1384612920&amp;sr=8-4&amp;keywords=rohrbiegegerät</text:a> </text:p>
          </table:table-cell>
          <table:table-cell table:style-name="ce4"/>
          <table:table-cell table:style-name="ce4" table:formula="of:==IF([.H36]=&quot;&quot;;&quot;&quot;;(([.J36]*[.E36])-[.F36]))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Muttern</text:p>
          </table:table-cell>
          <table:table-cell table:style-name="ce4"/>
          <table:table-cell table:style-name="ce4" office:value-type="string" calcext:value-type="string">
            <text:p>DIN 985 M3 A2</text:p>
          </table:table-cell>
          <table:table-cell table:style-name="ce4"/>
          <table:table-cell table:number-columns-repeated="2" table:style-name="ce4" office:value-type="float" office:value="100" calcext:value-type="float">
            <text:p>100</text:p>
          </table:table-cell>
          <table:table-cell table:style-name="ce8" office:value-type="currency" office:currency="EUR" office:value="2" calcext:value-type="currency">
            <text:p>2,00 €</text:p>
          </table:table-cell>
          <table:table-cell table:style-name="ce8" table:formula="of:=IF([.G37]=&quot;&quot;;&quot;&quot;;[.G37]/[.E37])" office:value-type="currency" office:currency="EUR" office:value="0.02" calcext:value-type="currency">
            <text:p>0,02 €</text:p>
          </table:table-cell>
          <table:table-cell table:style-name="ce8" table:formula="of:=IF([.H37]=&quot;&quot;;&quot;&quot;;[.H37]*[.F37])" office:value-type="currency" office:currency="EUR" office:value="2" calcext:value-type="currency">
            <text:p>2,00 €</text:p>
          </table:table-cell>
          <table:table-cell table:style-name="ce4" table:formula="of:=IF([.I37]=&quot;&quot;;&quot;&quot;;IF([.F37]&lt;[.E37];1;[.F37]/[.E37]))" office:value-type="float" office:value="1" calcext:value-type="float">
            <text:p>1</text:p>
          </table:table-cell>
          <table:table-cell table:style-name="ce8" table:formula="of:=IF([.H37]=&quot;&quot;;&quot;&quot;;[.J37]*[.G37])" office:value-type="currency" office:currency="EUR" office:value="2" calcext:value-type="currency">
            <text:p>2,00 €</text:p>
          </table:table-cell>
          <table:table-cell table:style-name="ce4" office:value-type="string" calcext:value-type="string">
            <text:p>ja</text:p>
          </table:table-cell>
          <table:table-cell table:style-name="ce6" office:value-type="string" calcext:value-type="string">
            <text:p><text:a xlink:href="http://www.amazon.de/100-Stück-Edelstahl-Sechskantmuttern-selbstsichernd/dp/B004QV5EOQ/ref=sr_1_1?ie=UTF8&amp;qid=1384613010&amp;sr=8-1&amp;keywords=DIN+985+m3" xlink:type="simple">http://www.amazon.de/100-Stück-Edelstahl-Sechskantmuttern-selbstsichernd/dp/B004QV5EOQ/ref=sr_1_1?ie=UTF8&amp;qid=1384613010&amp;sr=8-1&amp;keywords=DIN+985+m3</text:a> </text:p>
          </table:table-cell>
          <table:table-cell table:style-name="ce4"/>
          <table:table-cell table:style-name="ce4" table:formula="of:==IF([.H37]=&quot;&quot;;&quot;&quot;;(([.J37]*[.E37])-[.F37]))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Gewindestange</text:p>
          </table:table-cell>
          <table:table-cell table:style-name="ce4"/>
          <table:table-cell table:style-name="ce4" office:value-type="string" calcext:value-type="string">
            <text:p>M3 x 1000mm V2A DIN975</text:p>
          </table:table-cell>
          <table:table-cell table:style-name="ce4" office:value-type="string" calcext:value-type="string">
            <text:p>3x1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currency" office:currency="EUR" office:value="1.5" calcext:value-type="currency">
            <text:p>1,50 €</text:p>
          </table:table-cell>
          <table:table-cell table:style-name="ce8" table:formula="of:=IF([.G38]=&quot;&quot;;&quot;&quot;;[.G38]/[.E38])" office:value-type="currency" office:currency="EUR" office:value="1.5" calcext:value-type="currency">
            <text:p>1,50 €</text:p>
          </table:table-cell>
          <table:table-cell table:style-name="ce8" table:formula="of:=IF([.H38]=&quot;&quot;;&quot;&quot;;[.H38]*[.F38])" office:value-type="currency" office:currency="EUR" office:value="3" calcext:value-type="currency">
            <text:p>3,00 €</text:p>
          </table:table-cell>
          <table:table-cell table:style-name="ce4" table:formula="of:=IF([.I38]=&quot;&quot;;&quot;&quot;;IF([.F38]&lt;[.E38];1;[.F38]/[.E38]))" office:value-type="float" office:value="2" calcext:value-type="float">
            <text:p>2</text:p>
          </table:table-cell>
          <table:table-cell table:style-name="ce8" table:formula="of:=IF([.H38]=&quot;&quot;;&quot;&quot;;[.J38]*[.G38])" office:value-type="currency" office:currency="EUR" office:value="3" calcext:value-type="currency">
            <text:p>3,00 €</text:p>
          </table:table-cell>
          <table:table-cell table:style-name="ce4" office:value-type="string" calcext:value-type="string">
            <text:p>ja</text:p>
          </table:table-cell>
          <table:table-cell table:style-name="ce6" office:value-type="string" calcext:value-type="string">
            <text:p><text:a xlink:href="http://www.amazon.de/Stück-1000mm-Edelstahl-V2A-Gewindestange/dp/B004YE8ASW/ref=sr_1_1?ie=UTF8&amp;qid=1384613070&amp;sr=8-1&amp;keywords=m3+gewindestange" xlink:type="simple">http://www.amazon.de/Stück-1000mm-Edelstahl-V2A-Gewindestange/dp/B004YE8ASW/ref=sr_1_1?ie=UTF8&amp;qid=1384613070&amp;sr=8-1&amp;keywords=m3+gewindestange</text:a> </text:p>
          </table:table-cell>
          <table:table-cell table:style-name="ce4"/>
          <table:table-cell table:style-name="ce4" table:formula="of:==IF([.H38]=&quot;&quot;;&quot;&quot;;(([.J38]*[.E38])-[.F38]))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SchienenBohrer</text:p>
          </table:table-cell>
          <table:table-cell table:style-name="ce4"/>
          <table:table-cell table:style-name="ce6" office:value-type="string" calcext:value-type="string">
            <text:p>Ironside 230114 HSS-Bohrer 5,0mm 2St.G DIN338 RN-geschliffen</text:p>
          </table:table-cell>
          <table:table-cell table:style-name="ce4" office:value-type="string" calcext:value-type="string">
            <text:p>5mm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8" office:value-type="currency" office:currency="EUR" office:value="4.85" calcext:value-type="currency">
            <text:p>4,85 €</text:p>
          </table:table-cell>
          <table:table-cell table:style-name="ce8" table:formula="of:=IF([.G39]=&quot;&quot;;&quot;&quot;;[.G39]/[.E39])" office:value-type="currency" office:currency="EUR" office:value="2.425" calcext:value-type="currency">
            <text:p>2,43 €</text:p>
          </table:table-cell>
          <table:table-cell table:style-name="ce8" table:formula="of:=IF([.H39]=&quot;&quot;;&quot;&quot;;[.H39]*[.F39])" office:value-type="currency" office:currency="EUR" office:value="4.85" calcext:value-type="currency">
            <text:p>4,85 €</text:p>
          </table:table-cell>
          <table:table-cell table:style-name="ce4" table:formula="of:=IF([.I39]=&quot;&quot;;&quot;&quot;;IF([.F39]&lt;[.E39];1;[.F39]/[.E39]))" office:value-type="float" office:value="1" calcext:value-type="float">
            <text:p>1</text:p>
          </table:table-cell>
          <table:table-cell table:style-name="ce8" table:formula="of:=IF([.H39]=&quot;&quot;;&quot;&quot;;[.J39]*[.G39])" office:value-type="currency" office:currency="EUR" office:value="4.85" calcext:value-type="currency">
            <text:p>4,85 €</text:p>
          </table:table-cell>
          <table:table-cell table:style-name="ce4" office:value-type="string" calcext:value-type="string">
            <text:p>ja</text:p>
          </table:table-cell>
          <table:table-cell table:style-name="ce6" office:value-type="string" calcext:value-type="string">
            <text:p><text:a xlink:href="http://www.amazon.de/Ironside-230114-HSS-Bohrer-DIN338-RN-geschliffen/dp/B0001E36I8/ref=sr_1_10?s=diy&amp;ie=UTF8&amp;qid=1384613293&amp;sr=1-10&amp;keywords=5%2C0+mm+bohrer" xlink:type="simple">http://www.amazon.de/Ironside-230114-HSS-Bohrer-DIN338-RN-geschliffen/dp/B0001E36I8/ref=sr_1_10?s=diy&amp;ie=UTF8&amp;qid=1384613293&amp;sr=1-10&amp;keywords=5%2C0+mm+bohrer</text:a> </text:p>
          </table:table-cell>
          <table:table-cell table:style-name="ce4"/>
          <table:table-cell table:style-name="ce4" table:formula="of:==IF([.H39]=&quot;&quot;;&quot;&quot;;(([.J39]*[.E39])-[.F39]))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Schiene</text:p>
          </table:table-cell>
          <table:table-cell table:style-name="ce4"/>
          <table:table-cell table:style-name="ce4" office:value-type="string" calcext:value-type="string">
            <text:p>22 x 1 mm 2,5 m</text:p>
          </table:table-cell>
          <table:table-cell table:style-name="ce4" office:value-type="string" calcext:value-type="string">
            <text:p>22x1x2500mm</text:p>
          </table:table-cell>
          <table:table-cell table:style-name="ce4" office:value-type="float" office:value="2.5" calcext:value-type="float">
            <text:p>2,5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currency" office:currency="EUR" office:value="13.5" calcext:value-type="currency">
            <text:p>13,50 €</text:p>
          </table:table-cell>
          <table:table-cell table:style-name="ce8" table:formula="of:=IF([.G40]=&quot;&quot;;&quot;&quot;;[.G40]/[.E40])" office:value-type="currency" office:currency="EUR" office:value="5.4" calcext:value-type="currency">
            <text:p>5,40 €</text:p>
          </table:table-cell>
          <table:table-cell table:style-name="ce8" table:formula="of:=IF([.H40]=&quot;&quot;;&quot;&quot;;[.H40]*[.F40])" office:value-type="currency" office:currency="EUR" office:value="27" calcext:value-type="currency">
            <text:p>27,00 €</text:p>
          </table:table-cell>
          <table:table-cell table:style-name="ce4" table:formula="of:=IF([.I40]=&quot;&quot;;&quot;&quot;;IF([.F40]&lt;[.E40];1;[.F40]/[.E40]))" office:value-type="float" office:value="2" calcext:value-type="float">
            <text:p>2</text:p>
          </table:table-cell>
          <table:table-cell table:style-name="ce8" table:formula="of:=IF([.H40]=&quot;&quot;;&quot;&quot;;[.J40]*[.G40])" office:value-type="currency" office:currency="EUR" office:value="27" calcext:value-type="currency">
            <text:p>27,00 €</text:p>
          </table:table-cell>
          <table:table-cell table:style-name="ce4"/>
          <table:table-cell table:style-name="ce6" office:value-type="string" calcext:value-type="string">
            <text:p><text:a xlink:href="http://www.hornbach.de/shop/Kupferrohr-als-Stange-22-x-1-mm-2-5-m/1318872/artikel.html?sourceCat=S2235&amp;WT.svl=artikel_img" xlink:type="simple">http://www.hornbach.de/shop/Kupferrohr-als-Stange-22-x-1-mm-2-5-m/1318872/artikel.html?sourceCat=S2235&amp;WT.svl=artikel_img</text:a> </text:p>
          </table:table-cell>
          <table:table-cell table:style-name="ce4"/>
          <table:table-cell table:style-name="ce4" table:formula="of:==IF([.H40]=&quot;&quot;;&quot;&quot;;(([.J40]*[.E40])-[.F40]))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Zahnriemen</text:p>
          </table:table-cell>
          <table:table-cell table:style-name="ce4"/>
          <table:table-cell table:style-name="ce6" office:value-type="string" calcext:value-type="string">
            <text:p>Zahnriemen 10 -T10 - 3000 - offen - kevlar </text:p>
          </table:table-cell>
          <table:table-cell table:style-name="ce4" office:value-type="string" calcext:value-type="string">
            <text:p>3000mm lang 10mm brei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currency" office:currency="EUR" office:value="21.4" calcext:value-type="currency">
            <text:p>21,40 €</text:p>
          </table:table-cell>
          <table:table-cell table:style-name="ce8" table:formula="of:=IF([.G41]=&quot;&quot;;&quot;&quot;;[.G41]/[.E41])" office:value-type="currency" office:currency="EUR" office:value="7.13333333333333" calcext:value-type="currency">
            <text:p>7,13 €</text:p>
          </table:table-cell>
          <table:table-cell table:style-name="ce8" table:formula="of:=IF([.H41]=&quot;&quot;;&quot;&quot;;[.H41]*[.F41])" office:value-type="currency" office:currency="EUR" office:value="7.13333333333333" calcext:value-type="currency">
            <text:p>7,13 €</text:p>
          </table:table-cell>
          <table:table-cell table:style-name="ce4" table:formula="of:=IF([.I41]=&quot;&quot;;&quot;&quot;;IF([.F41]&lt;[.E41];1;[.F41]/[.E41]))" office:value-type="float" office:value="1" calcext:value-type="float">
            <text:p>1</text:p>
          </table:table-cell>
          <table:table-cell table:style-name="ce8" table:formula="of:=IF([.H41]=&quot;&quot;;&quot;&quot;;[.J41]*[.G41])" office:value-type="currency" office:currency="EUR" office:value="21.4" calcext:value-type="currency">
            <text:p>21,40 €</text:p>
          </table:table-cell>
          <table:table-cell table:style-name="ce4" table:number-columns-repeated="3"/>
          <table:table-cell table:style-name="ce4" table:formula="of:==IF([.H41]=&quot;&quot;;&quot;&quot;;(([.J41]*[.E41])-[.F41]))" office:value-type="float" office:value="2" calcext:value-type="float">
            <text:p>2</text:p>
          </table:table-cell>
          <table:table-cell table:style-name="ce4" table:number-columns-repeated="1009"/>
        </table:table-row>
        <table:table-row table:style-name="ro2" table:number-rows-repeated="2">
          <table:table-cell table:style-name="ce4" table:number-columns-repeated="6"/>
          <table:table-cell table:style-name="ce8" table:number-columns-repeated="3"/>
          <table:table-cell table:style-name="ce4"/>
          <table:table-cell table:style-name="ce8"/>
          <table:table-cell table:style-name="ce4"/>
          <table:table-cell table:style-name="ce6"/>
          <table:table-cell table:style-name="ce4" table:number-columns-repeated="1011"/>
        </table:table-row>
        <table:table-row table:style-name="ro2">
          <table:table-cell table:style-name="ce4" table:number-columns-repeated="14"/>
          <table:table-cell table:style-name="ce4" table:formula="of:==IF([.H44]=&quot;&quot;;&quot;&quot;;(([.J44]*[.E44])-[.F44]))">
            <text:p/>
          </table:table-cell>
          <table:table-cell table:style-name="ce4" table:number-columns-repeated="1009"/>
        </table:table-row>
        <table:table-row table:style-name="ro1">
          <table:table-cell table:number-columns-repeated="8"/>
          <table:table-cell table:formula="of:=[.I3]" office:value-type="string" office:string-value="Gesamtpreis" calcext:value-type="string">
            <text:p>Gesamtpreis</text:p>
          </table:table-cell>
          <table:table-cell/>
          <table:table-cell table:formula="of:=[.K3]" office:value-type="string" office:string-value="Gebindegesamtpreis" calcext:value-type="string">
            <text:p>Gebindegesamtprei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MME</text:p>
          </table:table-cell>
          <table:table-cell table:number-columns-repeated="7"/>
          <table:table-cell table:style-name="ce10" table:formula="of:=SUM([.I4:.I44])" office:value-type="currency" office:currency="EUR" office:value="415.438833333333" calcext:value-type="currency">
            <text:p>415,44 €</text:p>
          </table:table-cell>
          <table:table-cell table:style-name="ce10"/>
          <table:table-cell table:style-name="ce10" table:formula="of:=SUM([.K4:.K43])" office:value-type="currency" office:currency="EUR" office:value="447.89" calcext:value-type="currency">
            <text:p>447,89 €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Preis für das zweite Fahrzeug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11" table:formula="of:=[.I4]+[.I5]+[.I10]+[.I15]+[.I18]+[.I19]+[.I20]+[.I24]+[.I25]+[.I26]+[.I27]+[.I30]+[.I21]+[.I28]+[.I29]+[.I31]" office:value-type="currency" office:currency="EUR" office:value="280.42" calcext:value-type="currency">
            <text:p>280,42 €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chienenprei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Breite holzbalken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höhe holzbalken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Montageabstan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Zugabe länge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abstand zw halterung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Länge Gewindestange</text:p>
          </table:table-cell>
          <table:table-cell table:number-columns-repeated="2"/>
          <table:table-cell table:formula="of:=[.I54]+[.I55]+[.I56]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Bedarf pro Meter</text:p>
          </table:table-cell>
          <table:table-cell table:number-columns-repeated="2"/>
          <table:table-cell table:formula="of:=1000/[.I57]*[.I59]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Kosten Gewindestange</text:p>
          </table:table-cell>
          <table:table-cell table:number-columns-repeated="2"/>
          <table:table-cell table:style-name="ce11" table:formula="of:=[.I60]/1000*[.G38]" office:value-type="currency" office:currency="EUR" office:value="0.24" calcext:value-type="currency">
            <text:p>0,24 €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Menge Muttern pro Meter</text:p>
          </table:table-cell>
          <table:table-cell table:number-columns-repeated="2"/>
          <table:table-cell table:formula="of:=1000/[.I57]*3" office:value-type="float" office:value="6" calcext:value-type="float">
            <text:p>6</text:p>
          </table:table-cell>
          <table:table-cell table:style-name="ce11" table:formula="of:=[.I62]*[.H14]" office:value-type="currency" office:currency="EUR" office:value="0.207" calcext:value-type="currency">
            <text:p>0,21 €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Menge U-Scheiben pro Meter</text:p>
          </table:table-cell>
          <table:table-cell table:number-columns-repeated="2"/>
          <table:table-cell table:formula="of:=[.I62]" office:value-type="float" office:value="6" calcext:value-type="float">
            <text:p>6</text:p>
          </table:table-cell>
          <table:table-cell table:style-name="ce11" table:formula="of:=[.I63]*[.H11]" office:value-type="currency" office:currency="EUR" office:value="0.0642" calcext:value-type="currency">
            <text:p>0,06 €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Kosten pro Meter</text:p>
          </table:table-cell>
          <table:table-cell table:number-columns-repeated="2"/>
          <table:table-cell table:style-name="ce11" table:formula="of:=[.J63]+[.J62]+[.I61]+[.H40]" office:value-type="currency" office:currency="EUR" office:value="5.9112" calcext:value-type="currency">
            <text:p>5,91 €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Kosten pro Meter mit zahnschiene</text:p>
          </table:table-cell>
          <table:table-cell table:number-columns-repeated="2"/>
          <table:table-cell table:style-name="ce11" table:formula="of:=[.I65]+[.H41]" office:value-type="currency" office:currency="EUR" office:value="13.0445333333333" calcext:value-type="currency">
            <text:p>13,04 €</text:p>
          </table:table-cell>
          <table:table-cell table:number-columns-repeated="1015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>
        <table:named-range table:name="head_detail" table:base-cell-address="$Tabelle1.$C$31" table:cell-range-address="$Tabelle1.$C$2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2">00.00.0000</text:date>, <text:time style:data-style-name="N2" text:time-value="11:28:13.93176816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23:09:27.27</meta:creation-date>
    <dc:date>2014-09-22T23:52:29.156319183</dc:date>
    <meta:editing-duration>P7DT20H47M57S</meta:editing-duration>
    <meta:editing-cycles>25</meta:editing-cycles>
    <meta:generator>LibreOffice/4.2.4.2$Linux_X86_64 LibreOffice_project/420m0$Build-2</meta:generator>
    <dc:creator>Ijon </dc:creator>
    <meta:document-statistic meta:table-count="3" meta:cell-count="490" meta:object-count="0"/>
  </office:meta>
</office:document-meta>
</file>